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7.5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1.8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de59" fo:border="0.06pt solid #000000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#ffffff" fo:border="0.06pt solid #000000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ffde59" style:text-align-source="fix" style:repeat-content="false" fo:border="0.06pt solid #000000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 fo:margin-left="0cm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 fo:margin-left="0cm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3"/>
    <style:style style:name="ce2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2"/>
        <table:table-column table:style-name="co4" table:number-columns-repeated="2" table:default-cell-style-name="ce21"/>
        <table:table-column table:style-name="co5" table:default-cell-style-name="ce23"/>
        <table:table-row table:style-name="ro1">
          <table:table-cell office:value-type="string" calcext:value-type="string">
            <text:p>N.º</text:p>
          </table:table-cell>
          <table:table-cell table:style-name="ce2" office:value-type="string" calcext:value-type="string">
            <text:p>NOMBRE</text:p>
          </table:table-cell>
          <table:table-cell office:value-type="string" calcext:value-type="string">
            <text:p>PARCELA 1</text:p>
          </table:table-cell>
          <table:table-cell table:style-name="ce19" office:value-type="string" calcext:value-type="string">
            <text:p>MES</text:p>
          </table:table-cell>
          <table:table-cell table:style-name="ce19" office:value-type="string" calcext:value-type="string">
            <text:p>AÑO</text:p>
          </table:table-cell>
          <table:table-cell table:style-name="ce22" office:value-type="string" calcext:value-type="string">
            <text:p>IMPORTE</text:p>
          </table:table-cell>
        </table:table-row>
        <table:table-row table:style-name="ro1">
          <table:table-cell/>
          <table:table-cell table:style-name="ce3" office:value-type="string" calcext:value-type="string">
            <text:p>OMAR DOS SANTOS </text:p>
          </table:table-cell>
          <table:table-cell table:style-name="ce12" office:value-type="string" calcext:value-type="string">
            <text:p>09-02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65516" calcext:value-type="float">
            <text:p>465.516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table:style-name="ce4" office:value-type="string" calcext:value-type="string">
            <text:p>CRISTIAN MARTEAU</text:p>
          </table:table-cell>
          <table:table-cell office:value-type="string" calcext:value-type="string">
            <text:p>01-01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2448" calcext:value-type="float">
            <text:p>62.448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table:style-name="ce4" office:value-type="string" calcext:value-type="string">
            <text:p>BLANCO JULIA</text:p>
          </table:table-cell>
          <table:table-cell office:value-type="string" calcext:value-type="string">
            <text:p>01-01c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14070" calcext:value-type="float">
            <text:p>114.070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table:style-name="ce4" office:value-type="string" calcext:value-type="string">
            <text:p>PERCHIVALE WILFREDO</text:p>
          </table:table-cell>
          <table:table-cell table:style-name="ce12" office:value-type="string" calcext:value-type="string">
            <text:p>02-08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17331" calcext:value-type="float">
            <text:p>117.331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table:style-name="ce4" office:value-type="string" calcext:value-type="string">
            <text:p>VALLEJOS MICAELA Y MARTÍNEZ LUCIANO</text:p>
          </table:table-cell>
          <table:table-cell office:value-type="string" calcext:value-type="string">
            <text:p>03-03c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270970" calcext:value-type="float">
            <text:p>270.970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table:style-name="ce4" office:value-type="string" calcext:value-type="string">
            <text:p>GREES LIA OLGA Y POLO RAÚL</text:p>
          </table:table-cell>
          <table:table-cell office:value-type="string" calcext:value-type="string">
            <text:p>03-03d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45330" calcext:value-type="float">
            <text:p>145.330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table:style-name="ce4" office:value-type="string" calcext:value-type="string">
            <text:p>NORAMBUENA Y VÁZQUEZ WALTER</text:p>
          </table:table-cell>
          <table:table-cell table:style-name="ce12" office:value-type="string" calcext:value-type="string">
            <text:p>03-03a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546" calcext:value-type="float">
            <text:p>49.546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table:style-name="ce4" office:value-type="string" calcext:value-type="string">
            <text:p>VIVIANA LEUMAN</text:p>
          </table:table-cell>
          <table:table-cell office:value-type="string" calcext:value-type="string">
            <text:p>03-04b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74122" calcext:value-type="float">
            <text:p>74.122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table:style-name="ce4" office:value-type="string" calcext:value-type="string">
            <text:p>MOLINA CLAUDIA</text:p>
          </table:table-cell>
          <table:table-cell office:value-type="string" calcext:value-type="string">
            <text:p>03-07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27197" calcext:value-type="float">
            <text:p>127.197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table:style-name="ce4" office:value-type="string" calcext:value-type="string">
            <text:p>PARDO MARIA NOEL</text:p>
          </table:table-cell>
          <table:table-cell office:value-type="string" calcext:value-type="string">
            <text:p>04-01a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52753" calcext:value-type="float">
            <text:p>152.753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table:style-name="ce4" office:value-type="string" calcext:value-type="string">
            <text:p>STIERLI JOSÉ EDUARDO</text:p>
          </table:table-cell>
          <table:table-cell office:value-type="string" calcext:value-type="string">
            <text:p>04-01a3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9400" calcext:value-type="float">
            <text:p>59.400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table:style-name="ce4" office:value-type="string" calcext:value-type="string">
            <text:p>LUCIA UMILE Y ARIEL BAHAMONDE</text:p>
          </table:table-cell>
          <table:table-cell office:value-type="string" calcext:value-type="string">
            <text:p>04-01a5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4588" calcext:value-type="float">
            <text:p>54.588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table:style-name="ce4" office:value-type="string" calcext:value-type="string">
            <text:p>WALTER MORALES Y RIVAS LUCIANA</text:p>
          </table:table-cell>
          <table:table-cell office:value-type="string" calcext:value-type="string">
            <text:p>04-01b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762" calcext:value-type="float">
            <text:p>50.762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table:style-name="ce4" office:value-type="string" calcext:value-type="string">
            <text:p>JULIO CHAPARRO</text:p>
          </table:table-cell>
          <table:table-cell office:value-type="string" calcext:value-type="string">
            <text:p>04-01b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736" calcext:value-type="float">
            <text:p>50.736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table:style-name="ce4" office:value-type="string" calcext:value-type="string">
            <text:p>MASON DEBORAH Y ZUÑIGA PABLO</text:p>
          </table:table-cell>
          <table:table-cell office:value-type="string" calcext:value-type="string">
            <text:p>04-01c2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1387" calcext:value-type="float">
            <text:p>51.387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table:style-name="ce4" office:value-type="string" calcext:value-type="string">
            <text:p>KARLA MILLAR</text:p>
          </table:table-cell>
          <table:table-cell office:value-type="string" calcext:value-type="string">
            <text:p>04-01c5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853" calcext:value-type="float">
            <text:p>49.853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table:style-name="ce4" office:value-type="string" calcext:value-type="string">
            <text:p>GÓMEZ MARTÍN</text:p>
          </table:table-cell>
          <table:table-cell office:value-type="string" calcext:value-type="string">
            <text:p>04-02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5363" calcext:value-type="float">
            <text:p>65.363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table:style-name="ce4" office:value-type="string" calcext:value-type="string">
            <text:p>TORRES TAMARA</text:p>
          </table:table-cell>
          <table:table-cell office:value-type="string" calcext:value-type="string">
            <text:p>04-02c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1926" calcext:value-type="float">
            <text:p>51.926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table:style-name="ce4" office:value-type="string" calcext:value-type="string">
            <text:p>PROVECHO STELLA MARIS</text:p>
          </table:table-cell>
          <table:table-cell office:value-type="string" calcext:value-type="string">
            <text:p>05-01a2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4575" calcext:value-type="float">
            <text:p>54.575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table:style-name="ce4" office:value-type="string" calcext:value-type="string">
            <text:p>LIZ RUIZ Y HERICSSON RUSSIAN</text:p>
          </table:table-cell>
          <table:table-cell office:value-type="string" calcext:value-type="string">
            <text:p>05-01a3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533" calcext:value-type="float">
            <text:p>49.533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table:style-name="ce4" office:value-type="string" calcext:value-type="string">
            <text:p>OSVALDO FLORES</text:p>
          </table:table-cell>
          <table:table-cell office:value-type="string" calcext:value-type="string">
            <text:p>05-01a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122" calcext:value-type="float">
            <text:p>50.122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table:style-name="ce4" office:value-type="string" calcext:value-type="string">
            <text:p>MARCELO GAITÁN Y ANALIA CASTRO</text:p>
          </table:table-cell>
          <table:table-cell office:value-type="string" calcext:value-type="string">
            <text:p>05-01b3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2400" calcext:value-type="float">
            <text:p>52.400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table:style-name="ce4" office:value-type="string" calcext:value-type="string">
            <text:p>FERNANDO DE ESTEBAN</text:p>
          </table:table-cell>
          <table:table-cell office:value-type="string" calcext:value-type="string">
            <text:p>05-01d5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5932" calcext:value-type="float">
            <text:p>55.932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table:style-name="ce4" office:value-type="string" calcext:value-type="string">
            <text:p>STELLA MARYS SIFUENTES</text:p>
          </table:table-cell>
          <table:table-cell office:value-type="string" calcext:value-type="string">
            <text:p>06-03c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1056" calcext:value-type="float">
            <text:p>51.056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table:style-name="ce4" office:value-type="string" calcext:value-type="string">
            <text:p>AGUSTIN PEREDA</text:p>
          </table:table-cell>
          <table:table-cell office:value-type="string" calcext:value-type="string">
            <text:p>06-05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9719" calcext:value-type="float">
            <text:p>59.719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table:style-name="ce3" office:value-type="string" calcext:value-type="string">
            <text:p>VICTOR MAXIMILIANO MANUEL</text:p>
          </table:table-cell>
          <table:table-cell table:style-name="ce13" office:value-type="string" calcext:value-type="string">
            <text:p>06-05e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6988" calcext:value-type="float">
            <text:p>66.988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table:style-name="ce4" office:value-type="string" calcext:value-type="string">
            <text:p>MIRIAM SANDOVAL</text:p>
          </table:table-cell>
          <table:table-cell office:value-type="string" calcext:value-type="string">
            <text:p>07-01b2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764" calcext:value-type="float">
            <text:p>49.764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table:style-name="ce4" office:value-type="string" calcext:value-type="string">
            <text:p>EDITH ULDA MUÑOZ JARA</text:p>
          </table:table-cell>
          <table:table-cell office:value-type="string" calcext:value-type="string">
            <text:p>07-01a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636" calcext:value-type="float">
            <text:p>49.636</text:p>
          </table:table-cell>
        </table:table-row>
        <table:table-row table:style-name="ro1">
          <table:table-cell/>
          <table:table-cell table:style-name="ce3" office:value-type="string" calcext:value-type="string">
            <text:p>LEMA ELIZABETH Y AQUINES</text:p>
          </table:table-cell>
          <table:table-cell table:style-name="ce12" office:value-type="string" calcext:value-type="string">
            <text:p>07-01a8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661" calcext:value-type="float">
            <text:p>49.661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table:style-name="ce4" office:value-type="string" calcext:value-type="string">
            <text:p>CAROLINA QUADRINI</text:p>
          </table:table-cell>
          <table:table-cell office:value-type="string" calcext:value-type="string">
            <text:p>07-01d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6584" calcext:value-type="float">
            <text:p>56.584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table:style-name="ce4" office:value-type="string" calcext:value-type="string">
            <text:p>LINCOLEO CARLOS</text:p>
          </table:table-cell>
          <table:table-cell office:value-type="string" calcext:value-type="string">
            <text:p>08-07a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700" calcext:value-type="float">
            <text:p>49.700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table:style-name="ce4" office:value-type="string" calcext:value-type="string">
            <text:p>JAVIER FREIBERGER</text:p>
          </table:table-cell>
          <table:table-cell office:value-type="string" calcext:value-type="string">
            <text:p>08-07d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058" calcext:value-type="float">
            <text:p>50.058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table:style-name="ce4" office:value-type="string" calcext:value-type="string">
            <text:p>BRYAN MILLAS TRIPANO</text:p>
          </table:table-cell>
          <table:table-cell office:value-type="string" calcext:value-type="string">
            <text:p>08-07e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77673" calcext:value-type="float">
            <text:p>77.673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table:style-name="ce4" office:value-type="string" calcext:value-type="string">
            <text:p>RENÉ SANDOVAL</text:p>
          </table:table-cell>
          <table:table-cell office:value-type="string" calcext:value-type="string">
            <text:p>08-07h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string" calcext:value-type="string">
            <text:p>SANDRA RODRIGUEZ</text:p>
          </table:table-cell>
          <table:table-cell office:value-type="string" calcext:value-type="string">
            <text:p>08-07i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480" calcext:value-type="float">
            <text:p>50.480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table:style-name="ce4" office:value-type="string" calcext:value-type="string">
            <text:p>GONZÁLEZ CLAUDIA DE FANELLO</text:p>
          </table:table-cell>
          <table:table-cell office:value-type="string" calcext:value-type="string">
            <text:p>09-0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9061" calcext:value-type="float">
            <text:p>69.061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table:style-name="ce4" office:value-type="string" calcext:value-type="string">
            <text:p>MONDACA HECTOR ENRIQUE</text:p>
          </table:table-cell>
          <table:table-cell office:value-type="string" calcext:value-type="string">
            <text:p>09-03c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789" calcext:value-type="float">
            <text:p>49.789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table:style-name="ce4" office:value-type="string" calcext:value-type="string">
            <text:p>CORROINCA JAVIER</text:p>
          </table:table-cell>
          <table:table-cell office:value-type="string" calcext:value-type="string">
            <text:p>09-03d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71493" calcext:value-type="float">
            <text:p>71.493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4" office:value-type="string" calcext:value-type="string">
            <text:p>FERNÁNDEZ CANDELA Y ALAN</text:p>
          </table:table-cell>
          <table:table-cell office:value-type="string" calcext:value-type="string">
            <text:p>09-04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76944" calcext:value-type="float">
            <text:p>76.944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table:style-name="ce4" office:value-type="string" calcext:value-type="string">
            <text:p>FERRADA CRISTIAN</text:p>
          </table:table-cell>
          <table:table-cell office:value-type="string" calcext:value-type="string">
            <text:p>09-04d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17830" calcext:value-type="float">
            <text:p>117.83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table:style-name="ce4" office:value-type="string" calcext:value-type="string">
            <text:p>NOVA OMAR</text:p>
          </table:table-cell>
          <table:table-cell office:value-type="string" calcext:value-type="string">
            <text:p>10-0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2144" calcext:value-type="float">
            <text:p>52.144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table:style-name="ce4" office:value-type="string" calcext:value-type="string">
            <text:p>TRONCOSO PATRICIA ELIZABETH</text:p>
          </table:table-cell>
          <table:table-cell office:value-type="string" calcext:value-type="string">
            <text:p>10-05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00580" calcext:value-type="float">
            <text:p>100.580</text:p>
          </table:table-cell>
        </table:table-row>
        <table:table-row table:style-name="ro1">
          <table:table-cell/>
          <table:table-cell table:style-name="ce3" office:value-type="string" calcext:value-type="string">
            <text:p>FERNANDO DEL PINO</text:p>
          </table:table-cell>
          <table:table-cell office:value-type="string" calcext:value-type="string">
            <text:p>10-07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83931" calcext:value-type="float">
            <text:p>83.931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table:style-name="ce4" office:value-type="string" calcext:value-type="string">
            <text:p>ALFREDO MOLINA</text:p>
          </table:table-cell>
          <table:table-cell office:value-type="string" calcext:value-type="string">
            <text:p>10-07a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6316" calcext:value-type="float">
            <text:p>56.316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table:style-name="ce4" office:value-type="string" calcext:value-type="string">
            <text:p>MORENO VALENZUELA</text:p>
          </table:table-cell>
          <table:table-cell office:value-type="string" calcext:value-type="string">
            <text:p>10-08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88295" calcext:value-type="float">
            <text:p>88.29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table:style-name="ce4" office:value-type="string" calcext:value-type="string">
            <text:p>GABRIELA MITSU ALTUVE MELO</text:p>
          </table:table-cell>
          <table:table-cell office:value-type="string" calcext:value-type="string">
            <text:p>10-09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674" calcext:value-type="float">
            <text:p>49.674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table:style-name="ce4" office:value-type="string" calcext:value-type="string">
            <text:p>SISTERNA TELMA Y SERGIO</text:p>
          </table:table-cell>
          <table:table-cell table:style-name="ce12" office:value-type="string" calcext:value-type="string">
            <text:p>11-0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49131" calcext:value-type="float">
            <text:p>149.131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table:style-name="ce4" office:value-type="string" calcext:value-type="string">
            <text:p>DIB YAMILA VERÓNICA</text:p>
          </table:table-cell>
          <table:table-cell office:value-type="string" calcext:value-type="string">
            <text:p>11-07a2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1402" calcext:value-type="float">
            <text:p>51.402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table:style-name="ce4" office:value-type="string" calcext:value-type="string">
            <text:p>FRANCO FIGUEROA</text:p>
          </table:table-cell>
          <table:table-cell office:value-type="string" calcext:value-type="string">
            <text:p>11-09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173" calcext:value-type="float">
            <text:p>50.173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table:style-name="ce4" office:value-type="string" calcext:value-type="string">
            <text:p>SOLÍS SAÚL</text:p>
          </table:table-cell>
          <table:table-cell office:value-type="string" calcext:value-type="string">
            <text:p>11-10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91712" calcext:value-type="float">
            <text:p>91.712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table:style-name="ce4" office:value-type="string" calcext:value-type="string">
            <text:p>MANOSALVA Y ORELLANA</text:p>
          </table:table-cell>
          <table:table-cell office:value-type="string" calcext:value-type="string">
            <text:p>11-1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2548" calcext:value-type="float">
            <text:p>62.548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table:style-name="ce4" office:value-type="string" calcext:value-type="string">
            <text:p>SILVINA BOBEDA</text:p>
          </table:table-cell>
          <table:table-cell office:value-type="string" calcext:value-type="string">
            <text:p>11-12a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1780" calcext:value-type="float">
            <text:p>61.780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style-name="ce4" office:value-type="string" calcext:value-type="string">
            <text:p>LEIVA LAUTARO</text:p>
          </table:table-cell>
          <table:table-cell office:value-type="string" calcext:value-type="string">
            <text:p>11-12a2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877" calcext:value-type="float">
            <text:p>50.877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table:style-name="ce4" office:value-type="string" calcext:value-type="string">
            <text:p>SOLÍS MATIAS NICOLAS</text:p>
          </table:table-cell>
          <table:table-cell table:style-name="ce12" office:value-type="string" calcext:value-type="string">
            <text:p>11-13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9080" calcext:value-type="float">
            <text:p>59.08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table:style-name="ce4" office:value-type="string" calcext:value-type="string">
            <text:p>ROSSANA LEÓN Y JULIO RODRÍGUEZ</text:p>
          </table:table-cell>
          <table:table-cell office:value-type="string" calcext:value-type="string">
            <text:p>11-13d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92300" calcext:value-type="float">
            <text:p>92.300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table:style-name="ce4" office:value-type="string" calcext:value-type="string">
            <text:p>LOYAL IDA Y PAILEMAN CERGIO</text:p>
          </table:table-cell>
          <table:table-cell office:value-type="string" calcext:value-type="string">
            <text:p>11-13e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79503" calcext:value-type="float">
            <text:p>79.503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table:style-name="ce4" office:value-type="string" calcext:value-type="string">
            <text:p>MELINA ROMANO Y ROCHA LEANDRO</text:p>
          </table:table-cell>
          <table:table-cell office:value-type="string" calcext:value-type="string">
            <text:p>11-13f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74610" calcext:value-type="float">
            <text:p>174.610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table:style-name="ce4" office:value-type="string" calcext:value-type="string">
            <text:p>MILANESI NICOLÁS</text:p>
          </table:table-cell>
          <table:table-cell office:value-type="string" calcext:value-type="string">
            <text:p>12-01a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76688" calcext:value-type="float">
            <text:p>76.688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table:style-name="ce4" office:value-type="string" calcext:value-type="string">
            <text:p>EPUIN, PAMELA ADRIANA</text:p>
          </table:table-cell>
          <table:table-cell office:value-type="string" calcext:value-type="string">
            <text:p>12-10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49950" calcext:value-type="float">
            <text:p>149.95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table:style-name="ce4" office:value-type="string" calcext:value-type="string">
            <text:p>TORRES, MÓNICA</text:p>
          </table:table-cell>
          <table:table-cell office:value-type="string" calcext:value-type="string">
            <text:p>12-10c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88628" calcext:value-type="float">
            <text:p>88.628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table:style-name="ce4" office:value-type="string" calcext:value-type="string">
            <text:p>ONOFRI MAGDALENA BELÉN</text:p>
          </table:table-cell>
          <table:table-cell office:value-type="string" calcext:value-type="string">
            <text:p>12-13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520" calcext:value-type="float">
            <text:p>49.520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table:style-name="ce4" office:value-type="string" calcext:value-type="string">
            <text:p>TRIBUNSKY JUAN</text:p>
          </table:table-cell>
          <table:table-cell table:style-name="ce12" office:value-type="string" calcext:value-type="string">
            <text:p>12-16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79997" calcext:value-type="float">
            <text:p>179.997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table:style-name="ce4" office:value-type="string" calcext:value-type="string">
            <text:p>VALENZUELA LUCAS NICOLAS</text:p>
          </table:table-cell>
          <table:table-cell office:value-type="string" calcext:value-type="string">
            <text:p>12-17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224" calcext:value-type="float">
            <text:p>50.224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table:style-name="ce4" office:value-type="string" calcext:value-type="string">
            <text:p>VALERIA CANALES</text:p>
          </table:table-cell>
          <table:table-cell office:value-type="string" calcext:value-type="string">
            <text:p>13-05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1261" calcext:value-type="float">
            <text:p>51.261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table:style-name="ce4" office:value-type="string" calcext:value-type="string">
            <text:p>OLIVERA JUAN</text:p>
          </table:table-cell>
          <table:table-cell office:value-type="string" calcext:value-type="string">
            <text:p>13-09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647" calcext:value-type="float">
            <text:p>50.647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table:style-name="ce4" office:value-type="string" calcext:value-type="string">
            <text:p>ZARATE LUIS</text:p>
          </table:table-cell>
          <table:table-cell office:value-type="string" calcext:value-type="string">
            <text:p>13-12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95832" calcext:value-type="float">
            <text:p>95.832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table:style-name="ce4" office:value-type="string" calcext:value-type="string">
            <text:p>CANDIA ORIETA</text:p>
          </table:table-cell>
          <table:table-cell office:value-type="string" calcext:value-type="string">
            <text:p>13-14a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92096" calcext:value-type="float">
            <text:p>92.096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table:style-name="ce4" office:value-type="string" calcext:value-type="string">
            <text:p>CARLOS ARGENTINO NAMUNCURÁ</text:p>
          </table:table-cell>
          <table:table-cell office:value-type="string" calcext:value-type="string">
            <text:p>13-14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032" calcext:value-type="float">
            <text:p>50.032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table:style-name="ce4" office:value-type="string" calcext:value-type="string">
            <text:p>KARELYN MENDOZA </text:p>
          </table:table-cell>
          <table:table-cell office:value-type="string" calcext:value-type="string">
            <text:p>13-15a2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8677" calcext:value-type="float">
            <text:p>68.677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table:style-name="ce4" office:value-type="string" calcext:value-type="string">
            <text:p>VERA RAÚL</text:p>
          </table:table-cell>
          <table:table-cell office:value-type="string" calcext:value-type="string">
            <text:p>13-17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75754" calcext:value-type="float">
            <text:p>75.754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table:style-name="ce4" office:value-type="string" calcext:value-type="string">
            <text:p>PIRES NATALIA Y CARLOS</text:p>
          </table:table-cell>
          <table:table-cell office:value-type="string" calcext:value-type="string">
            <text:p>14-01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55709" calcext:value-type="float">
            <text:p>155.709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table:style-name="ce4" office:value-type="string" calcext:value-type="string">
            <text:p>AVELDAÑO MARCELO</text:p>
          </table:table-cell>
          <table:table-cell table:style-name="ce14" office:value-type="string" calcext:value-type="string">
            <text:p>13-08a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98220" calcext:value-type="float">
            <text:p>198.220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table:style-name="ce4" office:value-type="string" calcext:value-type="string">
            <text:p>MOLINA DANILO</text:p>
          </table:table-cell>
          <table:table-cell table:style-name="ce12" office:value-type="string" calcext:value-type="string">
            <text:p>14-09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76458" calcext:value-type="float">
            <text:p>76.458</text:p>
          </table:table-cell>
        </table:table-row>
        <table:table-row table:style-name="ro1">
          <table:table-cell/>
          <table:table-cell table:style-name="ce3" office:value-type="string" calcext:value-type="string">
            <text:p>VIDAL ARIEL</text:p>
          </table:table-cell>
          <table:table-cell office:value-type="string" calcext:value-type="string">
            <text:p>14-10a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3193" calcext:value-type="float">
            <text:p>53.193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table:style-name="ce4" office:value-type="string" calcext:value-type="string">
            <text:p>ABEL BENITEZ</text:p>
          </table:table-cell>
          <table:table-cell office:value-type="string" calcext:value-type="string">
            <text:p>14-12a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725" calcext:value-type="float">
            <text:p>49.725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table:style-name="ce4" office:value-type="string" calcext:value-type="string">
            <text:p>RAMOS ALAN</text:p>
          </table:table-cell>
          <table:table-cell office:value-type="string" calcext:value-type="string">
            <text:p>14-16a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82191" calcext:value-type="float">
            <text:p>82.191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table:style-name="ce4" office:value-type="string" calcext:value-type="string">
            <text:p>DIMAS MACCHIA</text:p>
          </table:table-cell>
          <table:table-cell office:value-type="string" calcext:value-type="string">
            <text:p>14-16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5189" calcext:value-type="float">
            <text:p>55.189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table:style-name="ce4" office:value-type="string" calcext:value-type="string">
            <text:p>MELIÑANCO MARIO</text:p>
          </table:table-cell>
          <table:table-cell office:value-type="string" calcext:value-type="string">
            <text:p>14-17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12366" calcext:value-type="float">
            <text:p>112.366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table:style-name="ce4" office:value-type="string" calcext:value-type="string">
            <text:p>PAOLA OCHOA</text:p>
          </table:table-cell>
          <table:table-cell office:value-type="string" calcext:value-type="string">
            <text:p>14-18a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table:style-name="ce4" office:value-type="string" calcext:value-type="string">
            <text:p>ESPARZA JESSICA SOLEDAD</text:p>
          </table:table-cell>
          <table:table-cell table:style-name="ce12" office:value-type="string" calcext:value-type="string">
            <text:p>14-18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28029" calcext:value-type="float">
            <text:p>128.029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table:style-name="ce4" office:value-type="string" calcext:value-type="string">
            <text:p>AYALA DAMIÁN</text:p>
          </table:table-cell>
          <table:table-cell office:value-type="string" calcext:value-type="string">
            <text:p>15-01b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6802" calcext:value-type="float">
            <text:p>56.802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table:style-name="ce4" office:value-type="string" calcext:value-type="string">
            <text:p>KRENEK CLAUDIA</text:p>
          </table:table-cell>
          <table:table-cell office:value-type="string" calcext:value-type="string">
            <text:p>15-01c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16601" calcext:value-type="float">
            <text:p>116.60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table:style-name="ce4" office:value-type="string" calcext:value-type="string">
            <text:p>SANCHEZ MARCOS ANDRES</text:p>
          </table:table-cell>
          <table:table-cell office:value-type="string" calcext:value-type="string">
            <text:p>15-02a2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0027" calcext:value-type="float">
            <text:p>60.027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table:style-name="ce4" office:value-type="string" calcext:value-type="string">
            <text:p>HAMSE FACUNDO ALÍ</text:p>
          </table:table-cell>
          <table:table-cell office:value-type="string" calcext:value-type="string">
            <text:p>15-02c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2279" calcext:value-type="float">
            <text:p>62.279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table:style-name="ce4" office:value-type="string" calcext:value-type="string">
            <text:p>GABRIELA VERA Y JONATHAN</text:p>
          </table:table-cell>
          <table:table-cell office:value-type="string" calcext:value-type="string">
            <text:p>15-02d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1473" calcext:value-type="float">
            <text:p>61.473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table:style-name="ce4" office:value-type="string" calcext:value-type="string">
            <text:p>ROSAS MAURO</text:p>
          </table:table-cell>
          <table:table-cell office:value-type="string" calcext:value-type="string">
            <text:p>15-03e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141683" calcext:value-type="float">
            <text:p>141.68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table:style-name="ce4" office:value-type="string" calcext:value-type="string">
            <text:p>ESPARZA Y DE LOS SANTOS</text:p>
          </table:table-cell>
          <table:table-cell office:value-type="string" calcext:value-type="string">
            <text:p>15-03g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50122" calcext:value-type="float">
            <text:p>50.122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table:style-name="ce4" office:value-type="string" calcext:value-type="string">
            <text:p>MENDOZA ANGEL</text:p>
          </table:table-cell>
          <table:table-cell table:style-name="ce12" office:value-type="string" calcext:value-type="string">
            <text:p>15-01a1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61959" calcext:value-type="float">
            <text:p>61.95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table:style-name="ce4" office:value-type="string" calcext:value-type="string">
            <text:p>RICARDO REYES</text:p>
          </table:table-cell>
          <table:table-cell office:value-type="string" calcext:value-type="string">
            <text:p>16-01d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751" calcext:value-type="float">
            <text:p>49.751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table:style-name="ce4" office:value-type="string" calcext:value-type="string">
            <text:p>AGUILLON NAZARENO</text:p>
          </table:table-cell>
          <table:table-cell office:value-type="string" calcext:value-type="string">
            <text:p>16-01e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2025</text:p>
          </table:table-cell>
          <table:table-cell office:value-type="float" office:value="49687" calcext:value-type="float">
            <text:p>49.687</text:p>
          </table:table-cell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office:value-type="string" calcext:value-type="string">
            <text:p>09-0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277719" calcext:value-type="float">
            <text:p>277.719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style-name="ce5" office:value-type="string" calcext:value-type="string">
            <text:p>CRISTIAN MARTEAU</text:p>
          </table:table-cell>
          <table:table-cell office:value-type="string" calcext:value-type="string">
            <text:p>01-01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4838" calcext:value-type="float">
            <text:p>54.838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table:style-name="ce5" office:value-type="string" calcext:value-type="string">
            <text:p>BLANCO JULIA</text:p>
          </table:table-cell>
          <table:table-cell office:value-type="string" calcext:value-type="string">
            <text:p>01-01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28333" calcext:value-type="float">
            <text:p>128.333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table:style-name="ce5" office:value-type="string" calcext:value-type="string">
            <text:p>PERCHIVALE WILFREDO</text:p>
          </table:table-cell>
          <table:table-cell office:value-type="string" calcext:value-type="string">
            <text:p>02-08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6898" calcext:value-type="float">
            <text:p>76.898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table:style-name="ce5" office:value-type="string" calcext:value-type="string">
            <text:p>VALLEJOS MICAELA Y MARTÍNEZ LUCIANO</text:p>
          </table:table-cell>
          <table:table-cell office:value-type="string" calcext:value-type="string">
            <text:p>03-03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8538" calcext:value-type="float">
            <text:p>108.538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table:style-name="ce5" office:value-type="string" calcext:value-type="string">
            <text:p>GREES LIA OLGA Y POLO RAÚL</text:p>
          </table:table-cell>
          <table:table-cell office:value-type="string" calcext:value-type="string">
            <text:p>03-03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97559" calcext:value-type="float">
            <text:p>97.559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table:style-name="ce5" office:value-type="string" calcext:value-type="string">
            <text:p>NORAMBUENA Y VÁZQUEZ WALTER</text:p>
          </table:table-cell>
          <table:table-cell office:value-type="string" calcext:value-type="string">
            <text:p>03-03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014" calcext:value-type="float">
            <text:p>48.014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table:style-name="ce5" office:value-type="string" calcext:value-type="string">
            <text:p>VIVIANA LEUMAN</text:p>
          </table:table-cell>
          <table:table-cell office:value-type="string" calcext:value-type="string">
            <text:p>03-04b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MOLINA CLAUDIA</text:p>
          </table:table-cell>
          <table:table-cell office:value-type="string" calcext:value-type="string">
            <text:p>03-07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3128" calcext:value-type="float">
            <text:p>103.128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ARDO MARIA NOEL</text:p>
          </table:table-cell>
          <table:table-cell office:value-type="string" calcext:value-type="string">
            <text:p>04-01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35850" calcext:value-type="float">
            <text:p>135.850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STIERLI JOSÉ EDUARDO</text:p>
          </table:table-cell>
          <table:table-cell office:value-type="string" calcext:value-type="string">
            <text:p>04-01a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8097" calcext:value-type="float">
            <text:p>68.097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LUCIA UMILE Y ARIEL BAHAMONDE</text:p>
          </table:table-cell>
          <table:table-cell office:value-type="string" calcext:value-type="string">
            <text:p>04-01a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5156" calcext:value-type="float">
            <text:p>55.156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WALTER MORALES Y RIVAS LUCIANA</text:p>
          </table:table-cell>
          <table:table-cell office:value-type="string" calcext:value-type="string">
            <text:p>04-01b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981" calcext:value-type="float">
            <text:p>48.981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MASON DEBORAH Y ZUÑIGA PABLO</text:p>
          </table:table-cell>
          <table:table-cell office:value-type="string" calcext:value-type="string">
            <text:p>04-01c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7426" calcext:value-type="float">
            <text:p>57.426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KARLA MILLAR</text:p>
          </table:table-cell>
          <table:table-cell office:value-type="string" calcext:value-type="string">
            <text:p>04-01c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56" calcext:value-type="float">
            <text:p>47.956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GÓMEZ MARTÍN</text:p>
          </table:table-cell>
          <table:table-cell office:value-type="string" calcext:value-type="string">
            <text:p>04-02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TORRES TAMARA</text:p>
          </table:table-cell>
          <table:table-cell office:value-type="string" calcext:value-type="string">
            <text:p>04-02c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5516" calcext:value-type="float">
            <text:p>55.516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PROVECHO STELLA MARIS</text:p>
          </table:table-cell>
          <table:table-cell office:value-type="string" calcext:value-type="string">
            <text:p>05-01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LIZ RUIZ Y HERICSSON RUSSIAN</text:p>
          </table:table-cell>
          <table:table-cell office:value-type="string" calcext:value-type="string">
            <text:p>05-01a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595" calcext:value-type="float">
            <text:p>47.595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OSVALDO FLORES</text:p>
          </table:table-cell>
          <table:table-cell office:value-type="string" calcext:value-type="string">
            <text:p>05-01a4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13" calcext:value-type="float">
            <text:p>47.913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MARCELO GAITÁN Y ANALIA CASTRO</text:p>
          </table:table-cell>
          <table:table-cell office:value-type="string" calcext:value-type="string">
            <text:p>05-01b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2097" calcext:value-type="float">
            <text:p>52.097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FERNANDO DE ESTEBAN</text:p>
          </table:table-cell>
          <table:table-cell office:value-type="string" calcext:value-type="string">
            <text:p>05-01d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4766" calcext:value-type="float">
            <text:p>54.766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AGUSTIN PEREDA</text:p>
          </table:table-cell>
          <table:table-cell office:value-type="string" calcext:value-type="string">
            <text:p>06-05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7737" calcext:value-type="float">
            <text:p>67.737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table:style-name="ce7" office:value-type="string" calcext:value-type="string">
            <text:p>VICTOR MAXIMILIANO MANUEL</text:p>
          </table:table-cell>
          <table:table-cell office:value-type="string" calcext:value-type="string">
            <text:p>06-05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0665" calcext:value-type="float">
            <text:p>70.665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MIRIAM SANDOVAL</text:p>
          </table:table-cell>
          <table:table-cell office:value-type="string" calcext:value-type="string">
            <text:p>07-01b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855" calcext:value-type="float">
            <text:p>47.855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EDITH ULDA MUÑOZ JARA</text:p>
          </table:table-cell>
          <table:table-cell office:value-type="string" calcext:value-type="string">
            <text:p>07-01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711" calcext:value-type="float">
            <text:p>47.711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CAROLINA QUADRINI</text:p>
          </table:table-cell>
          <table:table-cell office:value-type="string" calcext:value-type="string">
            <text:p>07-01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9413" calcext:value-type="float">
            <text:p>49.41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LINCOLEO CARLOS</text:p>
          </table:table-cell>
          <table:table-cell office:value-type="string" calcext:value-type="string">
            <text:p>08-0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4752" calcext:value-type="float">
            <text:p>54.752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JAVIER FREIBERGER</text:p>
          </table:table-cell>
          <table:table-cell office:value-type="string" calcext:value-type="string">
            <text:p>08-07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BRYAN MILLAS TRIPANO</text:p>
          </table:table-cell>
          <table:table-cell office:value-type="string" calcext:value-type="string">
            <text:p>08-07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0997" calcext:value-type="float">
            <text:p>70.997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RENÉ SANDOVAL</text:p>
          </table:table-cell>
          <table:table-cell office:value-type="string" calcext:value-type="string">
            <text:p>08-07h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SANDRA RODRIGUEZ</text:p>
          </table:table-cell>
          <table:table-cell office:value-type="string" calcext:value-type="string">
            <text:p>08-07i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230" calcext:value-type="float">
            <text:p>48.230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GONZÁLEZ CLAUDIA DE FANELLO</text:p>
          </table:table-cell>
          <table:table-cell office:value-type="string" calcext:value-type="string">
            <text:p>09-0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0234" calcext:value-type="float">
            <text:p>60.234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MONDACA HECTOR ENRIQUE</text:p>
          </table:table-cell>
          <table:table-cell office:value-type="string" calcext:value-type="string">
            <text:p>09-03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9053" calcext:value-type="float">
            <text:p>49.053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CORROINCA JAVIER</text:p>
          </table:table-cell>
          <table:table-cell office:value-type="string" calcext:value-type="string">
            <text:p>09-03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0537" calcext:value-type="float">
            <text:p>60.537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FERNÁNDEZ CANDELA Y ALAN</text:p>
          </table:table-cell>
          <table:table-cell office:value-type="string" calcext:value-type="string">
            <text:p>09-04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3405" calcext:value-type="float">
            <text:p>83.405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FERRADA CRISTIAN</text:p>
          </table:table-cell>
          <table:table-cell office:value-type="string" calcext:value-type="string">
            <text:p>09-04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4389" calcext:value-type="float">
            <text:p>64.389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NOVA OMAR</text:p>
          </table:table-cell>
          <table:table-cell office:value-type="string" calcext:value-type="string">
            <text:p>10-04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0250" calcext:value-type="float">
            <text:p>50.25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TRONCOSO PATRICIA ELIZABETH</text:p>
          </table:table-cell>
          <table:table-cell office:value-type="string" calcext:value-type="string">
            <text:p>10-0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30151" calcext:value-type="float">
            <text:p>130.151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LFREDO MOLINA</text:p>
          </table:table-cell>
          <table:table-cell office:value-type="string" calcext:value-type="string">
            <text:p>10-07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3062" calcext:value-type="float">
            <text:p>63.062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ORENO VALENZUELA</text:p>
          </table:table-cell>
          <table:table-cell office:value-type="string" calcext:value-type="string">
            <text:p>10-08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7605" calcext:value-type="float">
            <text:p>77.60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GABRIELA MITSU ALTUVE MELO</text:p>
          </table:table-cell>
          <table:table-cell office:value-type="string" calcext:value-type="string">
            <text:p>10-09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754" calcext:value-type="float">
            <text:p>47.754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SISTERNA TELMA Y SERGIO</text:p>
          </table:table-cell>
          <table:table-cell office:value-type="string" calcext:value-type="string">
            <text:p>11-0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0170" calcext:value-type="float">
            <text:p>100.17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DIB YAMILA VERÓNICA</text:p>
          </table:table-cell>
          <table:table-cell office:value-type="string" calcext:value-type="string">
            <text:p>11-07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692" calcext:value-type="float">
            <text:p>48.692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SOLÍS SAÚL</text:p>
          </table:table-cell>
          <table:table-cell office:value-type="string" calcext:value-type="string">
            <text:p>11-10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439" calcext:value-type="float">
            <text:p>69.439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MANOSALVA Y ORELLANA</text:p>
          </table:table-cell>
          <table:table-cell office:value-type="string" calcext:value-type="string">
            <text:p>11-1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9671" calcext:value-type="float">
            <text:p>59.671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SILVINA BOBEDA</text:p>
          </table:table-cell>
          <table:table-cell office:value-type="string" calcext:value-type="string">
            <text:p>11-12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LEIVA LAUTARO</text:p>
          </table:table-cell>
          <table:table-cell office:value-type="string" calcext:value-type="string">
            <text:p>11-12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5717" calcext:value-type="float">
            <text:p>65.717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table:style-name="ce5" office:value-type="string" calcext:value-type="string">
            <text:p>SOLÍS MATIAS NICOLAS</text:p>
          </table:table-cell>
          <table:table-cell office:value-type="string" calcext:value-type="string">
            <text:p>11-13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6323" calcext:value-type="float">
            <text:p>66.323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table:style-name="ce8" office:value-type="string" calcext:value-type="string">
            <text:p>ROSSANA LEÓN Y JULIO RODRÍGUEZ</text:p>
          </table:table-cell>
          <table:table-cell office:value-type="string" calcext:value-type="string">
            <text:p>11-13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0173" calcext:value-type="float">
            <text:p>80.173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LOYAL IDA Y PAILEMAN CERGIO</text:p>
          </table:table-cell>
          <table:table-cell office:value-type="string" calcext:value-type="string">
            <text:p>11-13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7850" calcext:value-type="float">
            <text:p>77.85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MELINA ROMANO Y ROCHA LEANDRO</text:p>
          </table:table-cell>
          <table:table-cell office:value-type="string" calcext:value-type="string">
            <text:p>11-13f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8936" calcext:value-type="float">
            <text:p>58.936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MILANESI NICOLÁS</text:p>
          </table:table-cell>
          <table:table-cell office:value-type="string" calcext:value-type="string">
            <text:p>12-01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72786" calcext:value-type="float">
            <text:p>72.786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table:style-name="ce5" office:value-type="string" calcext:value-type="string">
            <text:p>EPUIN, PAMELA ADRIANA</text:p>
          </table:table-cell>
          <table:table-cell office:value-type="string" calcext:value-type="string">
            <text:p>12-10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49397" calcext:value-type="float">
            <text:p>149.397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table:style-name="ce5" office:value-type="string" calcext:value-type="string">
            <text:p>TORRES, MÓNICA</text:p>
          </table:table-cell>
          <table:table-cell office:value-type="string" calcext:value-type="string">
            <text:p>12-10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6727" calcext:value-type="float">
            <text:p>66.727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table:style-name="ce5" office:value-type="string" calcext:value-type="string">
            <text:p>ONOFRI MAGDALENA BELÉN</text:p>
          </table:table-cell>
          <table:table-cell office:value-type="string" calcext:value-type="string">
            <text:p>12-13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2876" calcext:value-type="float">
            <text:p>52.876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TRIBUNSKY JUAN</text:p>
          </table:table-cell>
          <table:table-cell office:value-type="string" calcext:value-type="string">
            <text:p>12-16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6619" calcext:value-type="float">
            <text:p>106.619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table:style-name="ce5" office:value-type="string" calcext:value-type="string">
            <text:p>VALENZUELA LUCAS NICOLAS</text:p>
          </table:table-cell>
          <table:table-cell office:value-type="string" calcext:value-type="string">
            <text:p>12-17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966" calcext:value-type="float">
            <text:p>48.966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table:style-name="ce5" office:value-type="string" calcext:value-type="string">
            <text:p>VALERIA CANALES</text:p>
          </table:table-cell>
          <table:table-cell office:value-type="string" calcext:value-type="string">
            <text:p>13-05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4851" calcext:value-type="float">
            <text:p>64.851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OLIVERA JUAN</text:p>
          </table:table-cell>
          <table:table-cell office:value-type="string" calcext:value-type="string">
            <text:p>13-09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9283" calcext:value-type="float">
            <text:p>49.283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ZARATE LUIS</text:p>
          </table:table-cell>
          <table:table-cell office:value-type="string" calcext:value-type="string">
            <text:p>13-12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3059" calcext:value-type="float">
            <text:p>83.059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CANDIA ORIETA</text:p>
          </table:table-cell>
          <table:table-cell office:value-type="string" calcext:value-type="string">
            <text:p>13-14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86089" calcext:value-type="float">
            <text:p>86.089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CARLOS ARGENTINO NAMUNCURÁ</text:p>
          </table:table-cell>
          <table:table-cell office:value-type="string" calcext:value-type="string">
            <text:p>13-14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VERA RAÚL</text:p>
          </table:table-cell>
          <table:table-cell office:value-type="string" calcext:value-type="string">
            <text:p>13-17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8357" calcext:value-type="float">
            <text:p>68.357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IRES NATALIA Y CARLOS</text:p>
          </table:table-cell>
          <table:table-cell office:value-type="string" calcext:value-type="string">
            <text:p>14-01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24841" calcext:value-type="float">
            <text:p>124.841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AVELDAÑO MARCELO</text:p>
          </table:table-cell>
          <table:table-cell table:style-name="ce15" office:value-type="string" calcext:value-type="string">
            <text:p>13-08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231303" calcext:value-type="float">
            <text:p>231.303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MOLINA DANILO</text:p>
          </table:table-cell>
          <table:table-cell office:value-type="string" calcext:value-type="string">
            <text:p>14-09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6627" calcext:value-type="float">
            <text:p>56.627</text:p>
          </table:table-cell>
        </table:table-row>
        <table:table-row table:style-name="ro1">
          <table:table-cell/>
          <table:table-cell table:style-name="ce7" office:value-type="string" calcext:value-type="string">
            <text:p>VIDAL ARIEL</text:p>
          </table:table-cell>
          <table:table-cell office:value-type="string" calcext:value-type="string">
            <text:p>14-10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1722" calcext:value-type="float">
            <text:p>51.722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ABEL BENITEZ</text:p>
          </table:table-cell>
          <table:table-cell office:value-type="string" calcext:value-type="string">
            <text:p>14-12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RAMOS ALAN</text:p>
          </table:table-cell>
          <table:table-cell office:value-type="string" calcext:value-type="string">
            <text:p>14-16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9396" calcext:value-type="float">
            <text:p>69.396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DIMAS MACCHIA</text:p>
          </table:table-cell>
          <table:table-cell office:value-type="string" calcext:value-type="string">
            <text:p>14-16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4274" calcext:value-type="float">
            <text:p>64.274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MELIÑANCO MARIO</text:p>
          </table:table-cell>
          <table:table-cell office:value-type="string" calcext:value-type="string">
            <text:p>14-17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06561" calcext:value-type="float">
            <text:p>106.561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PAOLA OCHOA</text:p>
          </table:table-cell>
          <table:table-cell office:value-type="string" calcext:value-type="string">
            <text:p>14-18a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ESPARZA JESSICA SOLEDAD</text:p>
          </table:table-cell>
          <table:table-cell office:value-type="string" calcext:value-type="string">
            <text:p>14-18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98237" calcext:value-type="float">
            <text:p>98.237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AYALA DAMIÁN</text:p>
          </table:table-cell>
          <table:table-cell office:value-type="string" calcext:value-type="string">
            <text:p>15-01b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5545" calcext:value-type="float">
            <text:p>55.545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KRENEK CLAUDIA</text:p>
          </table:table-cell>
          <table:table-cell office:value-type="string" calcext:value-type="string">
            <text:p>15-01c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31694" calcext:value-type="float">
            <text:p>131.694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table:style-name="ce5" office:value-type="string" calcext:value-type="string">
            <text:p>SANCHEZ MARCOS ANDRES</text:p>
          </table:table-cell>
          <table:table-cell office:value-type="string" calcext:value-type="string">
            <text:p>15-02a2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57724" calcext:value-type="float">
            <text:p>57.724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table:style-name="ce5" office:value-type="string" calcext:value-type="string">
            <text:p>HAMSE FACUNDO ALÍ</text:p>
          </table:table-cell>
          <table:table-cell office:value-type="string" calcext:value-type="string">
            <text:p>15-02c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1965" calcext:value-type="float">
            <text:p>61.965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GABRIELA VERA Y JONATHAN</text:p>
          </table:table-cell>
          <table:table-cell office:value-type="string" calcext:value-type="string">
            <text:p>15-02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66885" calcext:value-type="float">
            <text:p>66.885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ROSAS MAURO</text:p>
          </table:table-cell>
          <table:table-cell office:value-type="string" calcext:value-type="string">
            <text:p>15-03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92769" calcext:value-type="float">
            <text:p>92.769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ESPARZA Y DE LOS SANTOS</text:p>
          </table:table-cell>
          <table:table-cell office:value-type="string" calcext:value-type="string">
            <text:p>15-03g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MENDOZA ANGEL</text:p>
          </table:table-cell>
          <table:table-cell office:value-type="string" calcext:value-type="string">
            <text:p>15-01a1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143886" calcext:value-type="float">
            <text:p>143.886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RICARDO REYES</text:p>
          </table:table-cell>
          <table:table-cell office:value-type="string" calcext:value-type="string">
            <text:p>16-01d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8389" calcext:value-type="float">
            <text:p>48.389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AGUILLON NAZARENO</text:p>
          </table:table-cell>
          <table:table-cell office:value-type="string" calcext:value-type="string">
            <text:p>16-01e</text:p>
          </table:table-cell>
          <table:table-cell office:value-type="float" office:value="4" calcext:value-type="float">
            <text:p>4</text:p>
          </table:table-cell>
          <table:table-cell office:value-type="float" office:value="2025" calcext:value-type="float">
            <text:p>2025</text:p>
          </table:table-cell>
          <table:table-cell office:value-type="float" office:value="47769" calcext:value-type="float">
            <text:p>47.769</text:p>
          </table:table-cell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office:value-type="string" calcext:value-type="string">
            <text:p>09-0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277719" calcext:value-type="float">
            <text:p>277.719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style-name="ce5" office:value-type="string" calcext:value-type="string">
            <text:p>CRISTIAN MARTEAU</text:p>
          </table:table-cell>
          <table:table-cell office:value-type="string" calcext:value-type="string">
            <text:p>01-01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4838" calcext:value-type="float">
            <text:p>54.838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table:style-name="ce5" office:value-type="string" calcext:value-type="string">
            <text:p>BLANCO JULIA</text:p>
          </table:table-cell>
          <table:table-cell office:value-type="string" calcext:value-type="string">
            <text:p>01-01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28333" calcext:value-type="float">
            <text:p>128.333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table:style-name="ce5" office:value-type="string" calcext:value-type="string">
            <text:p>PERCHIVALE WILFREDO</text:p>
          </table:table-cell>
          <table:table-cell office:value-type="string" calcext:value-type="string">
            <text:p>02-08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6898" calcext:value-type="float">
            <text:p>76.898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table:style-name="ce5" office:value-type="string" calcext:value-type="string">
            <text:p>VALLEJOS MICAELA Y MARTÍNEZ LUCIANO</text:p>
          </table:table-cell>
          <table:table-cell office:value-type="string" calcext:value-type="string">
            <text:p>03-03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8538" calcext:value-type="float">
            <text:p>108.538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table:style-name="ce5" office:value-type="string" calcext:value-type="string">
            <text:p>GREES LIA OLGA Y POLO RAÚL</text:p>
          </table:table-cell>
          <table:table-cell office:value-type="string" calcext:value-type="string">
            <text:p>03-03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97559" calcext:value-type="float">
            <text:p>97.559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table:style-name="ce5" office:value-type="string" calcext:value-type="string">
            <text:p>NORAMBUENA Y VÁZQUEZ WALTER</text:p>
          </table:table-cell>
          <table:table-cell office:value-type="string" calcext:value-type="string">
            <text:p>03-03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014" calcext:value-type="float">
            <text:p>48.014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table:style-name="ce5" office:value-type="string" calcext:value-type="string">
            <text:p>VIVIANA LEUMAN</text:p>
          </table:table-cell>
          <table:table-cell office:value-type="string" calcext:value-type="string">
            <text:p>03-04b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MOLINA CLAUDIA</text:p>
          </table:table-cell>
          <table:table-cell office:value-type="string" calcext:value-type="string">
            <text:p>03-07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3128" calcext:value-type="float">
            <text:p>103.128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ARDO MARIA NOEL</text:p>
          </table:table-cell>
          <table:table-cell office:value-type="string" calcext:value-type="string">
            <text:p>04-01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35850" calcext:value-type="float">
            <text:p>135.850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STIERLI JOSÉ EDUARDO</text:p>
          </table:table-cell>
          <table:table-cell office:value-type="string" calcext:value-type="string">
            <text:p>04-01a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8097" calcext:value-type="float">
            <text:p>68.097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LUCIA UMILE Y ARIEL BAHAMONDE</text:p>
          </table:table-cell>
          <table:table-cell office:value-type="string" calcext:value-type="string">
            <text:p>04-01a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5156" calcext:value-type="float">
            <text:p>55.156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WALTER MORALES Y RIVAS LUCIANA</text:p>
          </table:table-cell>
          <table:table-cell office:value-type="string" calcext:value-type="string">
            <text:p>04-01b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981" calcext:value-type="float">
            <text:p>48.981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MASON DEBORAH Y ZUÑIGA PABLO</text:p>
          </table:table-cell>
          <table:table-cell office:value-type="string" calcext:value-type="string">
            <text:p>04-01c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7426" calcext:value-type="float">
            <text:p>57.426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KARLA MILLAR</text:p>
          </table:table-cell>
          <table:table-cell office:value-type="string" calcext:value-type="string">
            <text:p>04-01c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56" calcext:value-type="float">
            <text:p>47.956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GÓMEZ MARTÍN</text:p>
          </table:table-cell>
          <table:table-cell office:value-type="string" calcext:value-type="string">
            <text:p>04-02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TORRES TAMARA</text:p>
          </table:table-cell>
          <table:table-cell office:value-type="string" calcext:value-type="string">
            <text:p>04-02c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5516" calcext:value-type="float">
            <text:p>55.516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PROVECHO STELLA MARIS</text:p>
          </table:table-cell>
          <table:table-cell office:value-type="string" calcext:value-type="string">
            <text:p>05-01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LIZ RUIZ Y HERICSSON RUSSIAN</text:p>
          </table:table-cell>
          <table:table-cell office:value-type="string" calcext:value-type="string">
            <text:p>05-01a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595" calcext:value-type="float">
            <text:p>47.595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OSVALDO FLORES</text:p>
          </table:table-cell>
          <table:table-cell office:value-type="string" calcext:value-type="string">
            <text:p>05-01a4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13" calcext:value-type="float">
            <text:p>47.913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MARCELO GAITÁN Y ANALIA CASTRO</text:p>
          </table:table-cell>
          <table:table-cell office:value-type="string" calcext:value-type="string">
            <text:p>05-01b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2097" calcext:value-type="float">
            <text:p>52.097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FERNANDO DE ESTEBAN</text:p>
          </table:table-cell>
          <table:table-cell office:value-type="string" calcext:value-type="string">
            <text:p>05-01d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4766" calcext:value-type="float">
            <text:p>54.766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AGUSTIN PEREDA</text:p>
          </table:table-cell>
          <table:table-cell office:value-type="string" calcext:value-type="string">
            <text:p>06-05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7737" calcext:value-type="float">
            <text:p>67.737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table:style-name="ce7" office:value-type="string" calcext:value-type="string">
            <text:p>VICTOR MAXIMILIANO MANUEL</text:p>
          </table:table-cell>
          <table:table-cell office:value-type="string" calcext:value-type="string">
            <text:p>06-05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0665" calcext:value-type="float">
            <text:p>70.665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MIRIAM SANDOVAL</text:p>
          </table:table-cell>
          <table:table-cell office:value-type="string" calcext:value-type="string">
            <text:p>07-01b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855" calcext:value-type="float">
            <text:p>47.855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EDITH ULDA MUÑOZ JARA</text:p>
          </table:table-cell>
          <table:table-cell office:value-type="string" calcext:value-type="string">
            <text:p>07-01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711" calcext:value-type="float">
            <text:p>47.711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CAROLINA QUADRINI</text:p>
          </table:table-cell>
          <table:table-cell office:value-type="string" calcext:value-type="string">
            <text:p>07-01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9413" calcext:value-type="float">
            <text:p>49.41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LINCOLEO CARLOS</text:p>
          </table:table-cell>
          <table:table-cell office:value-type="string" calcext:value-type="string">
            <text:p>08-0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4752" calcext:value-type="float">
            <text:p>54.752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JAVIER FREIBERGER</text:p>
          </table:table-cell>
          <table:table-cell office:value-type="string" calcext:value-type="string">
            <text:p>08-07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971" calcext:value-type="float">
            <text:p>47.971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BRYAN MILLAS TRIPANO</text:p>
          </table:table-cell>
          <table:table-cell office:value-type="string" calcext:value-type="string">
            <text:p>08-07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0997" calcext:value-type="float">
            <text:p>70.997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RENÉ SANDOVAL</text:p>
          </table:table-cell>
          <table:table-cell office:value-type="string" calcext:value-type="string">
            <text:p>08-07h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" office:value-type="string" calcext:value-type="string">
            <text:p>SANDRA RODRIGUEZ</text:p>
          </table:table-cell>
          <table:table-cell office:value-type="string" calcext:value-type="string">
            <text:p>08-07i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230" calcext:value-type="float">
            <text:p>48.230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GONZÁLEZ CLAUDIA DE FANELLO</text:p>
          </table:table-cell>
          <table:table-cell office:value-type="string" calcext:value-type="string">
            <text:p>09-0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0234" calcext:value-type="float">
            <text:p>60.234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MONDACA HECTOR ENRIQUE</text:p>
          </table:table-cell>
          <table:table-cell office:value-type="string" calcext:value-type="string">
            <text:p>09-03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9053" calcext:value-type="float">
            <text:p>49.053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CORROINCA JAVIER</text:p>
          </table:table-cell>
          <table:table-cell office:value-type="string" calcext:value-type="string">
            <text:p>09-03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0537" calcext:value-type="float">
            <text:p>60.537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FERNÁNDEZ CANDELA Y ALAN</text:p>
          </table:table-cell>
          <table:table-cell office:value-type="string" calcext:value-type="string">
            <text:p>09-04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3405" calcext:value-type="float">
            <text:p>83.405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FERRADA CRISTIAN</text:p>
          </table:table-cell>
          <table:table-cell office:value-type="string" calcext:value-type="string">
            <text:p>09-04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4389" calcext:value-type="float">
            <text:p>64.389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NOVA OMAR</text:p>
          </table:table-cell>
          <table:table-cell office:value-type="string" calcext:value-type="string">
            <text:p>10-04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0250" calcext:value-type="float">
            <text:p>50.250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TRONCOSO PATRICIA ELIZABETH</text:p>
          </table:table-cell>
          <table:table-cell office:value-type="string" calcext:value-type="string">
            <text:p>10-0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30151" calcext:value-type="float">
            <text:p>130.151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LFREDO MOLINA</text:p>
          </table:table-cell>
          <table:table-cell office:value-type="string" calcext:value-type="string">
            <text:p>10-07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3062" calcext:value-type="float">
            <text:p>63.062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ORENO VALENZUELA</text:p>
          </table:table-cell>
          <table:table-cell office:value-type="string" calcext:value-type="string">
            <text:p>10-08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7605" calcext:value-type="float">
            <text:p>77.60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GABRIELA MITSU ALTUVE MELO</text:p>
          </table:table-cell>
          <table:table-cell office:value-type="string" calcext:value-type="string">
            <text:p>10-09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754" calcext:value-type="float">
            <text:p>47.754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SISTERNA TELMA Y SERGIO</text:p>
          </table:table-cell>
          <table:table-cell office:value-type="string" calcext:value-type="string">
            <text:p>11-0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0170" calcext:value-type="float">
            <text:p>100.170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DIB YAMILA VERÓNICA</text:p>
          </table:table-cell>
          <table:table-cell office:value-type="string" calcext:value-type="string">
            <text:p>11-07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692" calcext:value-type="float">
            <text:p>48.692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SOLÍS SAÚL</text:p>
          </table:table-cell>
          <table:table-cell office:value-type="string" calcext:value-type="string">
            <text:p>11-10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439" calcext:value-type="float">
            <text:p>69.439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MANOSALVA Y ORELLANA</text:p>
          </table:table-cell>
          <table:table-cell office:value-type="string" calcext:value-type="string">
            <text:p>11-1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9671" calcext:value-type="float">
            <text:p>59.671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SILVINA BOBEDA</text:p>
          </table:table-cell>
          <table:table-cell office:value-type="string" calcext:value-type="string">
            <text:p>11-12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179" calcext:value-type="float">
            <text:p>69.179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LEIVA LAUTARO</text:p>
          </table:table-cell>
          <table:table-cell office:value-type="string" calcext:value-type="string">
            <text:p>11-12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5717" calcext:value-type="float">
            <text:p>65.717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table:style-name="ce5" office:value-type="string" calcext:value-type="string">
            <text:p>SOLÍS MATIAS NICOLAS</text:p>
          </table:table-cell>
          <table:table-cell office:value-type="string" calcext:value-type="string">
            <text:p>11-13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6323" calcext:value-type="float">
            <text:p>66.323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table:style-name="ce8" office:value-type="string" calcext:value-type="string">
            <text:p>ROSSANA LEÓN Y JULIO RODRÍGUEZ</text:p>
          </table:table-cell>
          <table:table-cell office:value-type="string" calcext:value-type="string">
            <text:p>11-13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0173" calcext:value-type="float">
            <text:p>80.173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LOYAL IDA Y PAILEMAN CERGIO</text:p>
          </table:table-cell>
          <table:table-cell office:value-type="string" calcext:value-type="string">
            <text:p>11-13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7850" calcext:value-type="float">
            <text:p>77.850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MELINA ROMANO Y ROCHA LEANDRO</text:p>
          </table:table-cell>
          <table:table-cell office:value-type="string" calcext:value-type="string">
            <text:p>11-13f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8936" calcext:value-type="float">
            <text:p>58.936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MILANESI NICOLÁS</text:p>
          </table:table-cell>
          <table:table-cell office:value-type="string" calcext:value-type="string">
            <text:p>12-01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72786" calcext:value-type="float">
            <text:p>72.786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table:style-name="ce5" office:value-type="string" calcext:value-type="string">
            <text:p>EPUIN, PAMELA ADRIANA</text:p>
          </table:table-cell>
          <table:table-cell office:value-type="string" calcext:value-type="string">
            <text:p>12-10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49397" calcext:value-type="float">
            <text:p>149.397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table:style-name="ce5" office:value-type="string" calcext:value-type="string">
            <text:p>TORRES, MÓNICA</text:p>
          </table:table-cell>
          <table:table-cell office:value-type="string" calcext:value-type="string">
            <text:p>12-10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6727" calcext:value-type="float">
            <text:p>66.727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table:style-name="ce5" office:value-type="string" calcext:value-type="string">
            <text:p>ONOFRI MAGDALENA BELÉN</text:p>
          </table:table-cell>
          <table:table-cell office:value-type="string" calcext:value-type="string">
            <text:p>12-13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2876" calcext:value-type="float">
            <text:p>52.876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TRIBUNSKY JUAN</text:p>
          </table:table-cell>
          <table:table-cell table:style-name="ce16" office:value-type="string" calcext:value-type="string">
            <text:p>12-16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6619" calcext:value-type="float">
            <text:p>106.619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table:style-name="ce5" office:value-type="string" calcext:value-type="string">
            <text:p>VALENZUELA LUCAS NICOLAS</text:p>
          </table:table-cell>
          <table:table-cell office:value-type="string" calcext:value-type="string">
            <text:p>12-17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966" calcext:value-type="float">
            <text:p>48.966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table:style-name="ce5" office:value-type="string" calcext:value-type="string">
            <text:p>VALERIA CANALES</text:p>
          </table:table-cell>
          <table:table-cell office:value-type="string" calcext:value-type="string">
            <text:p>13-05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4851" calcext:value-type="float">
            <text:p>64.851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OLIVERA JUAN</text:p>
          </table:table-cell>
          <table:table-cell office:value-type="string" calcext:value-type="string">
            <text:p>13-09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9283" calcext:value-type="float">
            <text:p>49.283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ZARATE LUIS</text:p>
          </table:table-cell>
          <table:table-cell office:value-type="string" calcext:value-type="string">
            <text:p>13-12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3059" calcext:value-type="float">
            <text:p>83.059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CANDIA ORIETA</text:p>
          </table:table-cell>
          <table:table-cell office:value-type="string" calcext:value-type="string">
            <text:p>13-14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86089" calcext:value-type="float">
            <text:p>86.089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CARLOS ARGENTINO NAMUNCURÁ</text:p>
          </table:table-cell>
          <table:table-cell office:value-type="string" calcext:value-type="string">
            <text:p>13-14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VERA RAÚL</text:p>
          </table:table-cell>
          <table:table-cell office:value-type="string" calcext:value-type="string">
            <text:p>13-17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8357" calcext:value-type="float">
            <text:p>68.357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IRES NATALIA Y CARLOS</text:p>
          </table:table-cell>
          <table:table-cell office:value-type="string" calcext:value-type="string">
            <text:p>14-01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24841" calcext:value-type="float">
            <text:p>124.841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AVELDAÑO MARCELO</text:p>
          </table:table-cell>
          <table:table-cell table:style-name="ce17" office:value-type="string" calcext:value-type="string">
            <text:p>13-08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231303" calcext:value-type="float">
            <text:p>231.303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MOLINA DANILO</text:p>
          </table:table-cell>
          <table:table-cell office:value-type="string" calcext:value-type="string">
            <text:p>14-09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6627" calcext:value-type="float">
            <text:p>56.627</text:p>
          </table:table-cell>
        </table:table-row>
        <table:table-row table:style-name="ro1">
          <table:table-cell/>
          <table:table-cell table:style-name="ce7" office:value-type="string" calcext:value-type="string">
            <text:p>VIDAL ARIEL</text:p>
          </table:table-cell>
          <table:table-cell office:value-type="string" calcext:value-type="string">
            <text:p>14-10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1722" calcext:value-type="float">
            <text:p>51.722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ABEL BENITEZ</text:p>
          </table:table-cell>
          <table:table-cell office:value-type="string" calcext:value-type="string">
            <text:p>14-12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620" calcext:value-type="float">
            <text:p>48.620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RAMOS ALAN</text:p>
          </table:table-cell>
          <table:table-cell office:value-type="string" calcext:value-type="string">
            <text:p>14-16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9396" calcext:value-type="float">
            <text:p>69.396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DIMAS MACCHIA</text:p>
          </table:table-cell>
          <table:table-cell office:value-type="string" calcext:value-type="string">
            <text:p>14-16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4274" calcext:value-type="float">
            <text:p>64.274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MELIÑANCO MARIO</text:p>
          </table:table-cell>
          <table:table-cell office:value-type="string" calcext:value-type="string">
            <text:p>14-17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06561" calcext:value-type="float">
            <text:p>106.561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PAOLA OCHOA</text:p>
          </table:table-cell>
          <table:table-cell office:value-type="string" calcext:value-type="string">
            <text:p>14-18a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ESPARZA JESSICA SOLEDAD</text:p>
          </table:table-cell>
          <table:table-cell office:value-type="string" calcext:value-type="string">
            <text:p>14-18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98237" calcext:value-type="float">
            <text:p>98.237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AYALA DAMIÁN</text:p>
          </table:table-cell>
          <table:table-cell office:value-type="string" calcext:value-type="string">
            <text:p>15-01b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5545" calcext:value-type="float">
            <text:p>55.545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KRENEK CLAUDIA</text:p>
          </table:table-cell>
          <table:table-cell office:value-type="string" calcext:value-type="string">
            <text:p>15-01c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31694" calcext:value-type="float">
            <text:p>131.694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table:style-name="ce5" office:value-type="string" calcext:value-type="string">
            <text:p>SANCHEZ MARCOS ANDRES</text:p>
          </table:table-cell>
          <table:table-cell office:value-type="string" calcext:value-type="string">
            <text:p>15-02a2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57724" calcext:value-type="float">
            <text:p>57.724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table:style-name="ce5" office:value-type="string" calcext:value-type="string">
            <text:p>HAMSE FACUNDO ALÍ</text:p>
          </table:table-cell>
          <table:table-cell office:value-type="string" calcext:value-type="string">
            <text:p>15-02c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1965" calcext:value-type="float">
            <text:p>61.965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GABRIELA VERA Y JONATHAN</text:p>
          </table:table-cell>
          <table:table-cell office:value-type="string" calcext:value-type="string">
            <text:p>15-02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66885" calcext:value-type="float">
            <text:p>66.885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ROSAS MAURO</text:p>
          </table:table-cell>
          <table:table-cell office:value-type="string" calcext:value-type="string">
            <text:p>15-03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92769" calcext:value-type="float">
            <text:p>92.769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ESPARZA Y DE LOS SANTOS</text:p>
          </table:table-cell>
          <table:table-cell office:value-type="string" calcext:value-type="string">
            <text:p>15-03g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259" calcext:value-type="float">
            <text:p>48.259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MENDOZA ANGEL</text:p>
          </table:table-cell>
          <table:table-cell table:style-name="ce18" office:value-type="string" calcext:value-type="string">
            <text:p>15-01a1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143886" calcext:value-type="float">
            <text:p>143.886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RICARDO REYES</text:p>
          </table:table-cell>
          <table:table-cell office:value-type="string" calcext:value-type="string">
            <text:p>16-01d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8389" calcext:value-type="float">
            <text:p>48.389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AGUILLON NAZARENO</text:p>
          </table:table-cell>
          <table:table-cell office:value-type="string" calcext:value-type="string">
            <text:p>16-01e</text:p>
          </table:table-cell>
          <table:table-cell office:value-type="float" office:value="3" calcext:value-type="float">
            <text:p>3</text:p>
          </table:table-cell>
          <table:table-cell office:value-type="float" office:value="2025" calcext:value-type="float">
            <text:p>2025</text:p>
          </table:table-cell>
          <table:table-cell office:value-type="float" office:value="47769" calcext:value-type="float">
            <text:p>47.769</text:p>
          </table:table-cell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office:value-type="string" calcext:value-type="string">
            <text:p>09-0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254560" calcext:value-type="float">
            <text:p>254.560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style-name="ce5" office:value-type="string" calcext:value-type="string">
            <text:p>CRISTIAN MARTEAU</text:p>
          </table:table-cell>
          <table:table-cell office:value-type="string" calcext:value-type="string">
            <text:p>01-01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4246" calcext:value-type="float">
            <text:p>54.246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table:style-name="ce5" office:value-type="string" calcext:value-type="string">
            <text:p>BLANCO JULIA</text:p>
          </table:table-cell>
          <table:table-cell office:value-type="string" calcext:value-type="string">
            <text:p>01-01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14226" calcext:value-type="float">
            <text:p>114.226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table:style-name="ce5" office:value-type="string" calcext:value-type="string">
            <text:p>PERCHIVALE WILFREDO</text:p>
          </table:table-cell>
          <table:table-cell office:value-type="string" calcext:value-type="string">
            <text:p>02-08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10506" calcext:value-type="float">
            <text:p>110.506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table:style-name="ce5" office:value-type="string" calcext:value-type="string">
            <text:p>VALLEJOS MICAELA Y MARTÍNEZ LUCIANO</text:p>
          </table:table-cell>
          <table:table-cell office:value-type="string" calcext:value-type="string">
            <text:p>03-03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0548" calcext:value-type="float">
            <text:p>80.548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table:style-name="ce5" office:value-type="string" calcext:value-type="string">
            <text:p>GREES LIA OLGA Y POLO RAÚL</text:p>
          </table:table-cell>
          <table:table-cell office:value-type="string" calcext:value-type="string">
            <text:p>03-03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7149" calcext:value-type="float">
            <text:p>87.149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table:style-name="ce5" office:value-type="string" calcext:value-type="string">
            <text:p>NORAMBUENA Y VÁZQUEZ WALTER</text:p>
          </table:table-cell>
          <table:table-cell office:value-type="string" calcext:value-type="string">
            <text:p>03-03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408" calcext:value-type="float">
            <text:p>44.408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table:style-name="ce5" office:value-type="string" calcext:value-type="string">
            <text:p>VIVIANA LEUMAN</text:p>
          </table:table-cell>
          <table:table-cell office:value-type="string" calcext:value-type="string">
            <text:p>03-04b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179" calcext:value-type="float">
            <text:p>44.179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MOLINA CLAUDIA</text:p>
          </table:table-cell>
          <table:table-cell office:value-type="string" calcext:value-type="string">
            <text:p>03-07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95375" calcext:value-type="float">
            <text:p>95.375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ARDO MARIA NOEL</text:p>
          </table:table-cell>
          <table:table-cell office:value-type="string" calcext:value-type="string">
            <text:p>04-01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25485" calcext:value-type="float">
            <text:p>125.485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STIERLI JOSÉ EDUARDO</text:p>
          </table:table-cell>
          <table:table-cell office:value-type="string" calcext:value-type="string">
            <text:p>04-01a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2218" calcext:value-type="float">
            <text:p>62.218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LUCIA UMILE Y ARIEL BAHAMONDE</text:p>
          </table:table-cell>
          <table:table-cell office:value-type="string" calcext:value-type="string">
            <text:p>04-01a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9841" calcext:value-type="float">
            <text:p>49.841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WALTER MORALES Y RIVAS LUCIANA</text:p>
          </table:table-cell>
          <table:table-cell office:value-type="string" calcext:value-type="string">
            <text:p>04-01b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621" calcext:value-type="float">
            <text:p>43.621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MASON DEBORAH Y ZUÑIGA PABLO</text:p>
          </table:table-cell>
          <table:table-cell office:value-type="string" calcext:value-type="string">
            <text:p>04-01c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1889" calcext:value-type="float">
            <text:p>61.889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KARLA MILLAR</text:p>
          </table:table-cell>
          <table:table-cell office:value-type="string" calcext:value-type="string">
            <text:p>04-01c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507" calcext:value-type="float">
            <text:p>43.507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GÓMEZ MARTÍN</text:p>
          </table:table-cell>
          <table:table-cell office:value-type="string" calcext:value-type="string">
            <text:p>04-02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5833" calcext:value-type="float">
            <text:p>55.833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TORRES TAMARA</text:p>
          </table:table-cell>
          <table:table-cell office:value-type="string" calcext:value-type="string">
            <text:p>04-02c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2418" calcext:value-type="float">
            <text:p>52.418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PROVECHO STELLA MARIS</text:p>
          </table:table-cell>
          <table:table-cell office:value-type="string" calcext:value-type="string">
            <text:p>05-01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459" calcext:value-type="float">
            <text:p>44.459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LIZ RUIZ Y HERICSSON RUSSIAN</text:p>
          </table:table-cell>
          <table:table-cell office:value-type="string" calcext:value-type="string">
            <text:p>05-01a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278" calcext:value-type="float">
            <text:p>43.278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OSVALDO FLORES</text:p>
          </table:table-cell>
          <table:table-cell office:value-type="string" calcext:value-type="string">
            <text:p>05-01a4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7340" calcext:value-type="float">
            <text:p>47.340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MARCELO GAITÁN Y ANALIA CASTRO</text:p>
          </table:table-cell>
          <table:table-cell office:value-type="string" calcext:value-type="string">
            <text:p>05-01b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2469" calcext:value-type="float">
            <text:p>52.469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FERNANDO DE ESTEBAN</text:p>
          </table:table-cell>
          <table:table-cell office:value-type="string" calcext:value-type="string">
            <text:p>05-01d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4233" calcext:value-type="float">
            <text:p>54.233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AGUSTIN PEREDA</text:p>
          </table:table-cell>
          <table:table-cell office:value-type="string" calcext:value-type="string">
            <text:p>06-05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8216" calcext:value-type="float">
            <text:p>48.216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table:style-name="ce7" office:value-type="string" calcext:value-type="string">
            <text:p>VICTOR MAXIMILIANO MANUEL</text:p>
          </table:table-cell>
          <table:table-cell office:value-type="string" calcext:value-type="string">
            <text:p>06-05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8882" calcext:value-type="float">
            <text:p>68.882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MIRIAM SANDOVAL</text:p>
          </table:table-cell>
          <table:table-cell office:value-type="string" calcext:value-type="string">
            <text:p>07-01b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418" calcext:value-type="float">
            <text:p>43.418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EDITH ULDA MUÑOZ JARA</text:p>
          </table:table-cell>
          <table:table-cell office:value-type="string" calcext:value-type="string">
            <text:p>07-01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722" calcext:value-type="float">
            <text:p>43.722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CAROLINA QUADRINI</text:p>
          </table:table-cell>
          <table:table-cell office:value-type="string" calcext:value-type="string">
            <text:p>07-01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154" calcext:value-type="float">
            <text:p>44.154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JAVIER FREIBERGER</text:p>
          </table:table-cell>
          <table:table-cell office:value-type="string" calcext:value-type="string">
            <text:p>08-07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265" calcext:value-type="float">
            <text:p>43.265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BRYAN MILLAS TRIPANO</text:p>
          </table:table-cell>
          <table:table-cell office:value-type="string" calcext:value-type="string">
            <text:p>08-07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2627" calcext:value-type="float">
            <text:p>72.627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RENÉ SANDOVAL</text:p>
          </table:table-cell>
          <table:table-cell office:value-type="string" calcext:value-type="string">
            <text:p>08-07h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697" calcext:value-type="float">
            <text:p>43.697</text:p>
          </table:table-cell>
        </table:table-row>
        <table:table-row table:style-name="ro1">
          <table:table-cell/>
          <table:table-cell table:style-name="ce7" office:value-type="string" calcext:value-type="string">
            <text:p>SANDRA RODRIGUEZ</text:p>
          </table:table-cell>
          <table:table-cell office:value-type="string" calcext:value-type="string">
            <text:p>08-07i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621" calcext:value-type="float">
            <text:p>43.621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GONZÁLEZ CLAUDIA DE FANELLO</text:p>
          </table:table-cell>
          <table:table-cell office:value-type="string" calcext:value-type="string">
            <text:p>09-0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0273" calcext:value-type="float">
            <text:p>50.273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MONDACA HECTOR ENRIQUE</text:p>
          </table:table-cell>
          <table:table-cell office:value-type="string" calcext:value-type="string">
            <text:p>09-03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6401" calcext:value-type="float">
            <text:p>46.401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CORROINCA JAVIER</text:p>
          </table:table-cell>
          <table:table-cell office:value-type="string" calcext:value-type="string">
            <text:p>09-03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4287" calcext:value-type="float">
            <text:p>64.287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FERNÁNDEZ CANDELA Y ALAN</text:p>
          </table:table-cell>
          <table:table-cell office:value-type="string" calcext:value-type="string">
            <text:p>09-04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6750" calcext:value-type="float">
            <text:p>66.75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FERRADA CRISTIAN</text:p>
          </table:table-cell>
          <table:table-cell office:value-type="string" calcext:value-type="string">
            <text:p>09-04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8993" calcext:value-type="float">
            <text:p>58.993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NOVA OMAR</text:p>
          </table:table-cell>
          <table:table-cell office:value-type="string" calcext:value-type="string">
            <text:p>10-04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5563" calcext:value-type="float">
            <text:p>45.563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TRONCOSO PATRICIA ELIZABETH</text:p>
          </table:table-cell>
          <table:table-cell office:value-type="string" calcext:value-type="string">
            <text:p>10-0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01608" calcext:value-type="float">
            <text:p>101.608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LFREDO MOLINA</text:p>
          </table:table-cell>
          <table:table-cell office:value-type="string" calcext:value-type="string">
            <text:p>10-07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2246" calcext:value-type="float">
            <text:p>72.246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ORENO VALENZUELA</text:p>
          </table:table-cell>
          <table:table-cell office:value-type="string" calcext:value-type="string">
            <text:p>10-08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2779" calcext:value-type="float">
            <text:p>72.779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GABRIELA MITSU ALTUVE MELO</text:p>
          </table:table-cell>
          <table:table-cell office:value-type="string" calcext:value-type="string">
            <text:p>10-09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354" calcext:value-type="float">
            <text:p>43.354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SISTERNA TELMA Y SERGIO</text:p>
          </table:table-cell>
          <table:table-cell office:value-type="string" calcext:value-type="string">
            <text:p>11-0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7549" calcext:value-type="float">
            <text:p>67.549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DIB YAMILA VERÓNICA</text:p>
          </table:table-cell>
          <table:table-cell office:value-type="string" calcext:value-type="string">
            <text:p>11-07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938" calcext:value-type="float">
            <text:p>43.938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SOLÍS SAÚL</text:p>
          </table:table-cell>
          <table:table-cell office:value-type="string" calcext:value-type="string">
            <text:p>11-10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5150" calcext:value-type="float">
            <text:p>65.150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MANOSALVA Y ORELLANA</text:p>
          </table:table-cell>
          <table:table-cell office:value-type="string" calcext:value-type="string">
            <text:p>11-1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4823" calcext:value-type="float">
            <text:p>74.823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LEIVA LAUTARO</text:p>
          </table:table-cell>
          <table:table-cell office:value-type="string" calcext:value-type="string">
            <text:p>11-12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916" calcext:value-type="float">
            <text:p>44.916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table:style-name="ce5" office:value-type="string" calcext:value-type="string">
            <text:p>SOLÍS MATIAS NICOLAS</text:p>
          </table:table-cell>
          <table:table-cell office:value-type="string" calcext:value-type="string">
            <text:p>11-13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5090" calcext:value-type="float">
            <text:p>75.090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table:style-name="ce8" office:value-type="string" calcext:value-type="string">
            <text:p>ROSSANA LEÓN Y JULIO RODRÍGUEZ</text:p>
          </table:table-cell>
          <table:table-cell office:value-type="string" calcext:value-type="string">
            <text:p>11-13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444" calcext:value-type="float">
            <text:p>79.444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LOYAL IDA Y PAILEMAN CERGIO</text:p>
          </table:table-cell>
          <table:table-cell office:value-type="string" calcext:value-type="string">
            <text:p>11-13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8456" calcext:value-type="float">
            <text:p>88.456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MELINA ROMANO Y ROCHA LEANDRO</text:p>
          </table:table-cell>
          <table:table-cell office:value-type="string" calcext:value-type="string">
            <text:p>11-13f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6387" calcext:value-type="float">
            <text:p>86.387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MILANESI NICOLÁS</text:p>
          </table:table-cell>
          <table:table-cell office:value-type="string" calcext:value-type="string">
            <text:p>12-01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0240" calcext:value-type="float">
            <text:p>70.240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table:style-name="ce5" office:value-type="string" calcext:value-type="string">
            <text:p>EPUIN, PAMELA ADRIANA</text:p>
          </table:table-cell>
          <table:table-cell office:value-type="string" calcext:value-type="string">
            <text:p>12-10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32860" calcext:value-type="float">
            <text:p>132.860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table:style-name="ce5" office:value-type="string" calcext:value-type="string">
            <text:p>TORRES, MÓNICA</text:p>
          </table:table-cell>
          <table:table-cell office:value-type="string" calcext:value-type="string">
            <text:p>12-10c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1462" calcext:value-type="float">
            <text:p>81.462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table:style-name="ce5" office:value-type="string" calcext:value-type="string">
            <text:p>ONOFRI MAGDALENA BELÉN</text:p>
          </table:table-cell>
          <table:table-cell office:value-type="string" calcext:value-type="string">
            <text:p>12-13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6299" calcext:value-type="float">
            <text:p>46.299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TRIBUNSKY JUAN</text:p>
          </table:table-cell>
          <table:table-cell office:value-type="string" calcext:value-type="string">
            <text:p>12-16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1208" calcext:value-type="float">
            <text:p>81.208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table:style-name="ce5" office:value-type="string" calcext:value-type="string">
            <text:p>VALENZUELA LUCAS NICOLAS</text:p>
          </table:table-cell>
          <table:table-cell office:value-type="string" calcext:value-type="string">
            <text:p>12-17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319" calcext:value-type="float">
            <text:p>44.319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table:style-name="ce5" office:value-type="string" calcext:value-type="string">
            <text:p>VALERIA CANALES</text:p>
          </table:table-cell>
          <table:table-cell office:value-type="string" calcext:value-type="string">
            <text:p>13-05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8699" calcext:value-type="float">
            <text:p>48.699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OLIVERA JUAN</text:p>
          </table:table-cell>
          <table:table-cell office:value-type="string" calcext:value-type="string">
            <text:p>13-09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852" calcext:value-type="float">
            <text:p>44.852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ZARATE LUIS</text:p>
          </table:table-cell>
          <table:table-cell office:value-type="string" calcext:value-type="string">
            <text:p>13-12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9739" calcext:value-type="float">
            <text:p>49.739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CANDIA ORIETA</text:p>
          </table:table-cell>
          <table:table-cell office:value-type="string" calcext:value-type="string">
            <text:p>13-14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710" calcext:value-type="float">
            <text:p>79.710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CARLOS ARGENTINO NAMUNCURÁ</text:p>
          </table:table-cell>
          <table:table-cell office:value-type="string" calcext:value-type="string">
            <text:p>13-14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243" calcext:value-type="float">
            <text:p>44.243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VERA RAÚL</text:p>
          </table:table-cell>
          <table:table-cell office:value-type="string" calcext:value-type="string">
            <text:p>13-17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2027" calcext:value-type="float">
            <text:p>62.027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IRES NATALIA Y CARLOS</text:p>
          </table:table-cell>
          <table:table-cell office:value-type="string" calcext:value-type="string">
            <text:p>14-01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91922" calcext:value-type="float">
            <text:p>91.922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AVELDAÑO MARCELO</text:p>
          </table:table-cell>
          <table:table-cell table:style-name="ce17" office:value-type="string" calcext:value-type="string">
            <text:p>13-08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221707" calcext:value-type="float">
            <text:p>221.707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MOLINA DANILO</text:p>
          </table:table-cell>
          <table:table-cell office:value-type="string" calcext:value-type="string">
            <text:p>14-09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1929" calcext:value-type="float">
            <text:p>71.929</text:p>
          </table:table-cell>
        </table:table-row>
        <table:table-row table:style-name="ro1">
          <table:table-cell/>
          <table:table-cell table:style-name="ce7" office:value-type="string" calcext:value-type="string">
            <text:p>VIDAL ARIEL</text:p>
          </table:table-cell>
          <table:table-cell office:value-type="string" calcext:value-type="string">
            <text:p>14-10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4167" calcext:value-type="float">
            <text:p>44.167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ABEL BENITEZ</text:p>
          </table:table-cell>
          <table:table-cell office:value-type="string" calcext:value-type="string">
            <text:p>14-12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7099" calcext:value-type="float">
            <text:p>47.099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RAMOS ALAN</text:p>
          </table:table-cell>
          <table:table-cell office:value-type="string" calcext:value-type="string">
            <text:p>14-16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1101" calcext:value-type="float">
            <text:p>61.101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DIMAS MACCHIA</text:p>
          </table:table-cell>
          <table:table-cell office:value-type="string" calcext:value-type="string">
            <text:p>14-16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3548" calcext:value-type="float">
            <text:p>53.548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MELIÑANCO MARIO</text:p>
          </table:table-cell>
          <table:table-cell office:value-type="string" calcext:value-type="string">
            <text:p>14-17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736" calcext:value-type="float">
            <text:p>79.736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PAOLA OCHOA</text:p>
          </table:table-cell>
          <table:table-cell office:value-type="string" calcext:value-type="string">
            <text:p>14-18a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ESPARZA JESSICA SOLEDAD</text:p>
          </table:table-cell>
          <table:table-cell office:value-type="string" calcext:value-type="string">
            <text:p>14-18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81957" calcext:value-type="float">
            <text:p>81.957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AYALA DAMIÁN</text:p>
          </table:table-cell>
          <table:table-cell office:value-type="string" calcext:value-type="string">
            <text:p>15-01b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61723" calcext:value-type="float">
            <text:p>61.723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KRENEK CLAUDIA</text:p>
          </table:table-cell>
          <table:table-cell office:value-type="string" calcext:value-type="string">
            <text:p>15-01c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38408" calcext:value-type="float">
            <text:p>138.408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table:style-name="ce5" office:value-type="string" calcext:value-type="string">
            <text:p>SANCHEZ MARCOS ANDRES</text:p>
          </table:table-cell>
          <table:table-cell office:value-type="string" calcext:value-type="string">
            <text:p>15-02a2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1479" calcext:value-type="float">
            <text:p>51.479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GABRIELA VERA Y JONATHAN</text:p>
          </table:table-cell>
          <table:table-cell office:value-type="string" calcext:value-type="string">
            <text:p>15-02d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57749" calcext:value-type="float">
            <text:p>57.749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ROSAS MAURO</text:p>
          </table:table-cell>
          <table:table-cell office:value-type="string" calcext:value-type="string">
            <text:p>15-03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79621" calcext:value-type="float">
            <text:p>79.621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ESPARZA Y DE LOS SANTOS</text:p>
          </table:table-cell>
          <table:table-cell office:value-type="string" calcext:value-type="string">
            <text:p>15-03g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773" calcext:value-type="float">
            <text:p>43.773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MENDOZA ANGEL</text:p>
          </table:table-cell>
          <table:table-cell table:style-name="ce18" office:value-type="string" calcext:value-type="string">
            <text:p>15-01a1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144691" calcext:value-type="float">
            <text:p>144.691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AGUILLON NAZARENO</text:p>
          </table:table-cell>
          <table:table-cell office:value-type="string" calcext:value-type="string">
            <text:p>16-01e</text:p>
          </table:table-cell>
          <table:table-cell office:value-type="float" office:value="2" calcext:value-type="float">
            <text:p>2</text:p>
          </table:table-cell>
          <table:table-cell office:value-type="float" office:value="2025" calcext:value-type="float">
            <text:p>2025</text:p>
          </table:table-cell>
          <table:table-cell office:value-type="float" office:value="43342" calcext:value-type="float">
            <text:p>43.342</text:p>
          </table:table-cell>
        </table:table-row>
        <table:table-row table:style-name="ro1">
          <table:table-cell/>
          <table:table-cell table:style-name="ce3" office:value-type="string" calcext:value-type="string">
            <text:p>OMAR DOS SANTOS casa principal</text:p>
          </table:table-cell>
          <table:table-cell office:value-type="string" calcext:value-type="string">
            <text:p>09-0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280716" calcext:value-type="float">
            <text:p>280716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table:style-name="ce5" office:value-type="string" calcext:value-type="string">
            <text:p>CRISTIAN MARTEAU</text:p>
          </table:table-cell>
          <table:table-cell office:value-type="string" calcext:value-type="string">
            <text:p>01-01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2990" calcext:value-type="float">
            <text:p>52990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table:style-name="ce5" office:value-type="string" calcext:value-type="string">
            <text:p>BLANCO JULIA</text:p>
          </table:table-cell>
          <table:table-cell office:value-type="string" calcext:value-type="string">
            <text:p>01-01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127930" calcext:value-type="float">
            <text:p>127930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table:style-name="ce5" office:value-type="string" calcext:value-type="string">
            <text:p>PERCHIVALE WILFREDO</text:p>
          </table:table-cell>
          <table:table-cell office:value-type="string" calcext:value-type="string">
            <text:p>02-08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79159" calcext:value-type="float">
            <text:p>79159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table:style-name="ce5" office:value-type="string" calcext:value-type="string">
            <text:p>VALLEJOS MICAELA Y MARTÍNEZ LUCIANO</text:p>
          </table:table-cell>
          <table:table-cell office:value-type="string" calcext:value-type="string">
            <text:p>03-03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85884" calcext:value-type="float">
            <text:p>85884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table:style-name="ce5" office:value-type="string" calcext:value-type="string">
            <text:p>GREES LIA OLGA Y POLO RAÚL</text:p>
          </table:table-cell>
          <table:table-cell office:value-type="string" calcext:value-type="string">
            <text:p>03-03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84473" calcext:value-type="float">
            <text:p>84473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table:style-name="ce5" office:value-type="string" calcext:value-type="string">
            <text:p>NORAMBUENA Y VÁZQUEZ WALTER</text:p>
          </table:table-cell>
          <table:table-cell office:value-type="string" calcext:value-type="string">
            <text:p>03-03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1348" calcext:value-type="float">
            <text:p>41348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MOLINA CLAUDIA</text:p>
          </table:table-cell>
          <table:table-cell office:value-type="string" calcext:value-type="string">
            <text:p>03-07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99761" calcext:value-type="float">
            <text:p>99761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ARDO MARIA NOEL</text:p>
          </table:table-cell>
          <table:table-cell office:value-type="string" calcext:value-type="string">
            <text:p>04-01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112244" calcext:value-type="float">
            <text:p>112244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STIERLI JOSÉ EDUARDO</text:p>
          </table:table-cell>
          <table:table-cell office:value-type="string" calcext:value-type="string">
            <text:p>04-01a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97415" calcext:value-type="float">
            <text:p>97415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LUCIA UMILE Y ARIEL BAHAMONDE</text:p>
          </table:table-cell>
          <table:table-cell office:value-type="string" calcext:value-type="string">
            <text:p>04-01a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7486" calcext:value-type="float">
            <text:p>47486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WALTER MORALES Y RIVAS LUCIANA</text:p>
          </table:table-cell>
          <table:table-cell office:value-type="string" calcext:value-type="string">
            <text:p>04-01b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397" calcext:value-type="float">
            <text:p>39397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MASON DEBORAH Y ZUÑIGA PABLO</text:p>
          </table:table-cell>
          <table:table-cell office:value-type="string" calcext:value-type="string">
            <text:p>04-01c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5289" calcext:value-type="float">
            <text:p>55289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KARLA MILLAR</text:p>
          </table:table-cell>
          <table:table-cell office:value-type="string" calcext:value-type="string">
            <text:p>04-01c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572" calcext:value-type="float">
            <text:p>39572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GÓMEZ MARTÍN</text:p>
          </table:table-cell>
          <table:table-cell office:value-type="string" calcext:value-type="string">
            <text:p>04-02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4972" calcext:value-type="float">
            <text:p>54972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TORRES TAMARA</text:p>
          </table:table-cell>
          <table:table-cell office:value-type="string" calcext:value-type="string">
            <text:p>04-02c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8818" calcext:value-type="float">
            <text:p>48818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PROVECHO STELLA MARIS</text:p>
          </table:table-cell>
          <table:table-cell office:value-type="string" calcext:value-type="string">
            <text:p>05-01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2522" calcext:value-type="float">
            <text:p>42522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LIZ RUIZ Y HERICSSON RUSSIAN</text:p>
          </table:table-cell>
          <table:table-cell office:value-type="string" calcext:value-type="string">
            <text:p>05-01a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588" calcext:value-type="float">
            <text:p>39588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OSVALDO FLORES</text:p>
          </table:table-cell>
          <table:table-cell office:value-type="string" calcext:value-type="string">
            <text:p>05-01a4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4362" calcext:value-type="float">
            <text:p>44362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MARCELO GAITÁN Y ANALIA CASTRO</text:p>
          </table:table-cell>
          <table:table-cell office:value-type="string" calcext:value-type="string">
            <text:p>05-01b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1356" calcext:value-type="float">
            <text:p>51356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FERNANDO DE ESTEBAN</text:p>
          </table:table-cell>
          <table:table-cell office:value-type="string" calcext:value-type="string">
            <text:p>05-01d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4322" calcext:value-type="float">
            <text:p>54322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AGUSTIN PEREDA</text:p>
          </table:table-cell>
          <table:table-cell office:value-type="string" calcext:value-type="string">
            <text:p>06-05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5456" calcext:value-type="float">
            <text:p>45456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table:style-name="ce7" office:value-type="string" calcext:value-type="string">
            <text:p>VICTOR MAXIMILIANO MANUEL</text:p>
          </table:table-cell>
          <table:table-cell office:value-type="string" calcext:value-type="string">
            <text:p>06-05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71499" calcext:value-type="float">
            <text:p>71499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MIRIAM SANDOVAL</text:p>
          </table:table-cell>
          <table:table-cell office:value-type="string" calcext:value-type="string">
            <text:p>07-01b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461" calcext:value-type="float">
            <text:p>39461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EDITH ULDA MUÑOZ JARA</text:p>
          </table:table-cell>
          <table:table-cell office:value-type="string" calcext:value-type="string">
            <text:p>07-01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429" calcext:value-type="float">
            <text:p>39429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CAROLINA QUADRINI</text:p>
          </table:table-cell>
          <table:table-cell office:value-type="string" calcext:value-type="string">
            <text:p>07-01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0856" calcext:value-type="float">
            <text:p>40856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JAVIER FREIBERGER</text:p>
          </table:table-cell>
          <table:table-cell office:value-type="string" calcext:value-type="string">
            <text:p>08-07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223" calcext:value-type="float">
            <text:p>39223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BRYAN MILLAS TRIPANO</text:p>
          </table:table-cell>
          <table:table-cell office:value-type="string" calcext:value-type="string">
            <text:p>08-07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75702" calcext:value-type="float">
            <text:p>75702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RENÉ SANDOVAL</text:p>
          </table:table-cell>
          <table:table-cell office:value-type="string" calcext:value-type="string">
            <text:p>08-07h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0095" calcext:value-type="float">
            <text:p>40095</text:p>
          </table:table-cell>
        </table:table-row>
        <table:table-row table:style-name="ro1">
          <table:table-cell/>
          <table:table-cell table:style-name="ce7" office:value-type="string" calcext:value-type="string">
            <text:p>SANDRA RODRIGUEZ</text:p>
          </table:table-cell>
          <table:table-cell office:value-type="string" calcext:value-type="string">
            <text:p>08-07i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714" calcext:value-type="float">
            <text:p>39714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GONZÁLEZ CLAUDIA DE FANELLO</text:p>
          </table:table-cell>
          <table:table-cell office:value-type="string" calcext:value-type="string">
            <text:p>09-0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0769" calcext:value-type="float">
            <text:p>50769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MONDACA HECTOR ENRIQUE</text:p>
          </table:table-cell>
          <table:table-cell office:value-type="string" calcext:value-type="string">
            <text:p>09-03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873" calcext:value-type="float">
            <text:p>39873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CORROINCA JAVIER</text:p>
          </table:table-cell>
          <table:table-cell office:value-type="string" calcext:value-type="string">
            <text:p>09-03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64330" calcext:value-type="float">
            <text:p>6433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FERNÁNDEZ CANDELA Y ALAN</text:p>
          </table:table-cell>
          <table:table-cell office:value-type="string" calcext:value-type="string">
            <text:p>09-04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60730" calcext:value-type="float">
            <text:p>60730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FERRADA CRISTIAN</text:p>
          </table:table-cell>
          <table:table-cell office:value-type="string" calcext:value-type="string">
            <text:p>09-04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5400" calcext:value-type="float">
            <text:p>55400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NOVA OMAR</text:p>
          </table:table-cell>
          <table:table-cell office:value-type="string" calcext:value-type="string">
            <text:p>10-04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2316" calcext:value-type="float">
            <text:p>42316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TRONCOSO PATRICIA ELIZABETH</text:p>
          </table:table-cell>
          <table:table-cell office:value-type="string" calcext:value-type="string">
            <text:p>10-05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161919" calcext:value-type="float">
            <text:p>161919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LFREDO MOLINA</text:p>
          </table:table-cell>
          <table:table-cell office:value-type="string" calcext:value-type="string">
            <text:p>10-07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65075" calcext:value-type="float">
            <text:p>65075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ORENO VALENZUELA</text:p>
          </table:table-cell>
          <table:table-cell office:value-type="string" calcext:value-type="string">
            <text:p>10-08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67486" calcext:value-type="float">
            <text:p>67486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GABRIELA MITSU ALTUVE MELO</text:p>
          </table:table-cell>
          <table:table-cell office:value-type="string" calcext:value-type="string">
            <text:p>10-09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889" calcext:value-type="float">
            <text:p>39889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SISTERNA TELMA Y SERGIO</text:p>
          </table:table-cell>
          <table:table-cell office:value-type="string" calcext:value-type="string">
            <text:p>11-0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63442" calcext:value-type="float">
            <text:p>63442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DIB YAMILA VERÓNICA</text:p>
          </table:table-cell>
          <table:table-cell office:value-type="string" calcext:value-type="string">
            <text:p>11-07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0111" calcext:value-type="float">
            <text:p>40111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SOLÍS SAÚL</text:p>
          </table:table-cell>
          <table:table-cell office:value-type="string" calcext:value-type="string">
            <text:p>11-10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80745" calcext:value-type="float">
            <text:p>80745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MANOSALVA Y ORELLANA</text:p>
          </table:table-cell>
          <table:table-cell office:value-type="string" calcext:value-type="string">
            <text:p>11-1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74639" calcext:value-type="float">
            <text:p>74639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LEIVA LAUTARO</text:p>
          </table:table-cell>
          <table:table-cell office:value-type="string" calcext:value-type="string">
            <text:p>11-12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1221" calcext:value-type="float">
            <text:p>41221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table:style-name="ce5" office:value-type="string" calcext:value-type="string">
            <text:p>SOLÍS MATIAS NICOLAS</text:p>
          </table:table-cell>
          <table:table-cell office:value-type="string" calcext:value-type="string">
            <text:p>11-13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73529" calcext:value-type="float">
            <text:p>73529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table:style-name="ce8" office:value-type="string" calcext:value-type="string">
            <text:p>ROSSANA LEÓN Y JULIO RODRÍGUEZ</text:p>
          </table:table-cell>
          <table:table-cell office:value-type="string" calcext:value-type="string">
            <text:p>11-13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80714" calcext:value-type="float">
            <text:p>80714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LOYAL IDA Y PAILEMAN CERGIO</text:p>
          </table:table-cell>
          <table:table-cell office:value-type="string" calcext:value-type="string">
            <text:p>11-13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96479" calcext:value-type="float">
            <text:p>96479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MELINA ROMANO Y ROCHA LEANDRO</text:p>
          </table:table-cell>
          <table:table-cell office:value-type="string" calcext:value-type="string">
            <text:p>11-13f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78477" calcext:value-type="float">
            <text:p>78477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MILANESI NICOLÁS</text:p>
          </table:table-cell>
          <table:table-cell office:value-type="string" calcext:value-type="string">
            <text:p>12-01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65551" calcext:value-type="float">
            <text:p>65551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table:style-name="ce5" office:value-type="string" calcext:value-type="string">
            <text:p>EPUIN, PAMELA ADRIANA</text:p>
          </table:table-cell>
          <table:table-cell office:value-type="string" calcext:value-type="string">
            <text:p>12-10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150611" calcext:value-type="float">
            <text:p>150611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table:style-name="ce5" office:value-type="string" calcext:value-type="string">
            <text:p>TORRES, MÓNICA</text:p>
          </table:table-cell>
          <table:table-cell office:value-type="string" calcext:value-type="string">
            <text:p>12-10c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72149" calcext:value-type="float">
            <text:p>72149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table:style-name="ce5" office:value-type="string" calcext:value-type="string">
            <text:p>ONOFRI MAGDALENA BELÉN</text:p>
          </table:table-cell>
          <table:table-cell office:value-type="string" calcext:value-type="string">
            <text:p>12-13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0063" calcext:value-type="float">
            <text:p>40063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TRIBUNSKY JUAN</text:p>
          </table:table-cell>
          <table:table-cell office:value-type="string" calcext:value-type="string">
            <text:p>12-16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84504" calcext:value-type="float">
            <text:p>84504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table:style-name="ce5" office:value-type="string" calcext:value-type="string">
            <text:p>VALENZUELA LUCAS NICOLAS</text:p>
          </table:table-cell>
          <table:table-cell office:value-type="string" calcext:value-type="string">
            <text:p>12-17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0476" calcext:value-type="float">
            <text:p>40476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OLIVERA JUAN</text:p>
          </table:table-cell>
          <table:table-cell office:value-type="string" calcext:value-type="string">
            <text:p>13-09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1189" calcext:value-type="float">
            <text:p>41189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ZARATE LUIS</text:p>
          </table:table-cell>
          <table:table-cell office:value-type="string" calcext:value-type="string">
            <text:p>13-12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1776" calcext:value-type="float">
            <text:p>41776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CANDIA ORIETA</text:p>
          </table:table-cell>
          <table:table-cell office:value-type="string" calcext:value-type="string">
            <text:p>13-14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83569" calcext:value-type="float">
            <text:p>83569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CARLOS ARGENTINO NAMUNCURÁ</text:p>
          </table:table-cell>
          <table:table-cell office:value-type="string" calcext:value-type="string">
            <text:p>13-14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1285" calcext:value-type="float">
            <text:p>41285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VERA RAÚL</text:p>
          </table:table-cell>
          <table:table-cell office:value-type="string" calcext:value-type="string">
            <text:p>13-17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63331" calcext:value-type="float">
            <text:p>63331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IRES NATALIA Y CARLOS</text:p>
          </table:table-cell>
          <table:table-cell office:value-type="string" calcext:value-type="string">
            <text:p>14-01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92784" calcext:value-type="float">
            <text:p>92784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AVELDAÑO MARCELO</text:p>
          </table:table-cell>
          <table:table-cell table:style-name="ce17" office:value-type="string" calcext:value-type="string">
            <text:p>13-08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222903" calcext:value-type="float">
            <text:p>222903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MOLINA DANILO</text:p>
          </table:table-cell>
          <table:table-cell office:value-type="string" calcext:value-type="string">
            <text:p>14-09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66693" calcext:value-type="float">
            <text:p>66693</text:p>
          </table:table-cell>
        </table:table-row>
        <table:table-row table:style-name="ro1">
          <table:table-cell/>
          <table:table-cell table:style-name="ce7" office:value-type="string" calcext:value-type="string">
            <text:p>VIDAL ARIEL</text:p>
          </table:table-cell>
          <table:table-cell office:value-type="string" calcext:value-type="string">
            <text:p>14-10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0952" calcext:value-type="float">
            <text:p>40952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ABEL BENITEZ</text:p>
          </table:table-cell>
          <table:table-cell office:value-type="string" calcext:value-type="string">
            <text:p>14-12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4917" calcext:value-type="float">
            <text:p>44917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RAMOS ALAN</text:p>
          </table:table-cell>
          <table:table-cell office:value-type="string" calcext:value-type="string">
            <text:p>14-16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5131" calcext:value-type="float">
            <text:p>55131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DIMAS MACCHIA</text:p>
          </table:table-cell>
          <table:table-cell office:value-type="string" calcext:value-type="string">
            <text:p>14-16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2910" calcext:value-type="float">
            <text:p>52910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MELIÑANCO MARIO</text:p>
          </table:table-cell>
          <table:table-cell office:value-type="string" calcext:value-type="string">
            <text:p>14-17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77082" calcext:value-type="float">
            <text:p>77082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PAOLA OCHOA</text:p>
          </table:table-cell>
          <table:table-cell office:value-type="string" calcext:value-type="string">
            <text:p>14-18a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ESPARZA JESSICA SOLEDAD</text:p>
          </table:table-cell>
          <table:table-cell office:value-type="string" calcext:value-type="string">
            <text:p>14-18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79270" calcext:value-type="float">
            <text:p>79270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AYALA DAMIÁN</text:p>
          </table:table-cell>
          <table:table-cell office:value-type="string" calcext:value-type="string">
            <text:p>15-01b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62807" calcext:value-type="float">
            <text:p>62807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KRENEK CLAUDIA</text:p>
          </table:table-cell>
          <table:table-cell office:value-type="string" calcext:value-type="string">
            <text:p>15-01c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130468" calcext:value-type="float">
            <text:p>130468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table:style-name="ce5" office:value-type="string" calcext:value-type="string">
            <text:p>SANCHEZ MARCOS ANDRES</text:p>
          </table:table-cell>
          <table:table-cell office:value-type="string" calcext:value-type="string">
            <text:p>15-02a2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46709" calcext:value-type="float">
            <text:p>46709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GABRIELA VERA Y JONATHAN</text:p>
          </table:table-cell>
          <table:table-cell office:value-type="string" calcext:value-type="string">
            <text:p>15-02d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55067" calcext:value-type="float">
            <text:p>55067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ROSAS MAURO</text:p>
          </table:table-cell>
          <table:table-cell office:value-type="string" calcext:value-type="string">
            <text:p>15-03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80016" calcext:value-type="float">
            <text:p>8001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ESPARZA Y DE LOS SANTOS</text:p>
          </table:table-cell>
          <table:table-cell office:value-type="string" calcext:value-type="string">
            <text:p>15-03g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905" calcext:value-type="float">
            <text:p>39905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MENDOZA ANGEL</text:p>
          </table:table-cell>
          <table:table-cell table:style-name="ce18" office:value-type="string" calcext:value-type="string">
            <text:p>15-01a1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172657" calcext:value-type="float">
            <text:p>172657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AGUILLON NAZARENO</text:p>
          </table:table-cell>
          <table:table-cell office:value-type="string" calcext:value-type="string">
            <text:p>16-01e</text:p>
          </table:table-cell>
          <table:table-cell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table:style-name="ce24" office:value-type="float" office:value="39365" calcext:value-type="float">
            <text:p>39365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9" office:value-type="string" calcext:value-type="string">
            <text:p>Agregar clientes FALTANT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0" office:value-type="string" calcext:value-type="string">
            <text:p>lema y aquin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0" office:value-type="string" calcext:value-type="string">
            <text:p>SANDRA RODRIGUEZ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0" office:value-type="string" calcext:value-type="string">
            <text:p>fernando del pino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0" office:value-type="string" calcext:value-type="string">
            <text:p>ariel Vidal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9" office:value-type="string" calcext:value-type="string">
            <text:p>Arreglar datos de clientes EXISTENTES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11" office:value-type="string" calcext:value-type="string">
            <text:p>Omar Dos Santos: agregar parcela 09-02 como parcela 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maximiliano Manuel: <text:s/>modif N.º parc 06-05e 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3">
          <table:table-cell/>
          <table:table-cell table:style-name="ce11" office:value-type="string" calcext:value-type="string">
            <text:p>DESPUES DE ARREGLAR EL ARCHIVO DE CLIENTES, AGREGAR A MANO EL NUMERO DE CLIENTE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08">
      <number:text>-</number:text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09">
      <number:currency-symbol>$</number:currency-symbol>
      <number:text> -</number:text>
      <number:number number:decimal-places="0" number:min-decimal-places="0" number:min-integer-digits="2"/>
      <number:text> </number:text>
    </number:currency-style>
    <number:currency-style style:name="N110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0P1" style:volatile="true">
      <number:text>-</number:text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0P2" style:volatile="true">
      <number:currency-symbol>$</number:currency-symbol>
      <number:text> -</number:text>
      <number:number number:decimal-places="0" number:min-decimal-places="0" number:min-integer-digits="2"/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">
      <number:currency-symbol>$</number:currency-symbol>
      <number:text> </number:text>
      <number:number number:decimal-places="0" number:min-decimal-places="0" number:min-integer-digits="1" number:grouping="true"/>
    </number:currency-style>
    <number:currency-style style:name="N112P0" style:volatile="true">
      <number:currency-symbol>$</number:currency-symbol>
      <number:text> </number:text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">
      <number:currency-symbol>$</number:currency-symbol>
      <number:text> </number:text>
      <number:number number:decimal-places="2" number:min-decimal-places="2" number:min-integer-digits="1" number:grouping="true"/>
    </number:currency-style>
    <number:currency-style style:name="N114P0" style:volatile="true">
      <number:currency-symbol>$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">
      <number:number number:decimal-places="1" number:min-decimal-places="1" number:min-integer-digits="1"/>
    </number:number-style>
    <number:currency-style style:name="N118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19">
      <number:text>-</number:text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0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0P1" style:volatile="true">
      <number:text>-</number:text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0P2" style:volatile="true">
      <number:currency-symbol>$</number:currency-symbol>
      <number:text> -</number:text>
      <number:number number:decimal-places="0" number:min-decimal-places="0" number:min-integer-digits="2"/>
      <number:text>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currency-style style:name="N12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4">
      <number:currency-symbol/>
      <number:text> -</number:text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6">
      <number:currency-symbol/>
      <number:text> -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29">
      <number:day number:style="long"/>
      <number:text>-</number:text>
      <number:month number:textual="true"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5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text> </number:text>
      <number:number number:decimal-places="2" number:min-decimal-places="2" number:min-integer-digits="1" number:grouping="true"/>
      <number:text>    </number:text>
    </number:number-style>
    <number:number-style style:name="N143">
      <number:text>-</number:text>
      <number:number number:decimal-places="2" number:min-decimal-places="2" number:min-integer-digits="1" number:grouping="true"/>
      <number:text>    </number:text>
    </number:number-style>
    <number:number-style style:name="N144">
      <number:text>-</number:text>
      <number:number number:decimal-places="0" number:min-decimal-places="0" number:min-integer-digits="0"/>
      <number:text>    </number:text>
    </number:number-style>
    <number:number-style style:name="N145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0107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08P0" style:volatile="true" number:language="es" number:country="AR">
      <number:currency-symbol number:language="es" number:country="AR">$</number:currency-symbol>
      <number:number number:decimal-places="3" number:min-decimal-places="3" number:min-integer-digits="1" number:grouping="true"/>
    </number:currency-style>
    <number:currency-style style:name="N10108" number:language="es" number:country="AR">
      <number:text>(</number:text>
      <number:currency-symbol number:language="es" number:country="AR">$</number:currency-symbol>
      <number:number number:decimal-places="3" number:min-decimal-places="3" number:min-integer-digits="1" number:grouping="true"/>
      <number:text>)</number:text>
      <style:map style:condition="value()&gt;=0" style:apply-style-name="N10108P0"/>
    </number:currency-style>
    <number:currency-style style:name="N10109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6:30:40.300000000</meta:creation-date>
    <dc:date>2025-06-19T16:48:30.738000000</dc:date>
    <meta:editing-duration>PT7M20S</meta:editing-duration>
    <meta:editing-cycles>1</meta:editing-cycles>
    <meta:generator>LibreOffice/7.1.2.2$Windows_X86_64 LibreOffice_project/8a45595d069ef5570103caea1b71cc9d82b2aae4</meta:generator>
    <meta:document-statistic meta:table-count="1" meta:cell-count="2493" meta:object-count="0"/>
  </office:meta>
</office:document-meta>
</file>